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 Prog arbeitet verklemmungsfrei, da 1 Sitz reserviert wird und somit ein Deadlock beim Gabel aufnehmen verhindert wird (N Gabeln bei N-1 Philosophen)</text:p>
      <text:p text:style-name="Standard"/>
      <text:p text:style-name="Standard">Es ist maximal parallel, da jeder Sitz als eigenständiger Thread realisiert wurde, wobei die Philosophen Wahlfreiheit bei der <text:s/>Sitz-Auswahl haben.</text:p>
      <text:p text:style-name="Standard"/>
      <text:p text:style-name="Standard"/>
      <text:p text:style-name="Standard">Settings für nachfolgende Testruns :</text:p>
      <text:p text:style-name="Standard"/>
      <text:p text:style-name="Standard">1 Hungriger Philosoph mit Meditations Dauer : 0ms </text:p>
      <text:p text:style-name="Standard"/>
      <text:p text:style-name="Standard">andere Philosophen Meditations Dauer: 1000ms</text:p>
      <text:p text:style-name="Standard"/>
      <text:p text:style-name="Standard">Maximale Diskrepanz zwischen den Essen der verschiedenen Philosophen : 1 Mahlzeit</text:p>
      <text:p text:style-name="Standard"/>
      <text:p text:style-name="Standard"/>
      <text:p text:style-name="P2">5 Philosophen / 5 Sitze</text:p>
      <text:p text:style-name="Standard"/>
      <text:p text:style-name="P1">ID <text:s/>0 : <text:tab/>nom nom nom <text:s/>(eating) at seat ID 0 </text:p>
      <text:p text:style-name="P3">ID <text:s/>0 : <text:tab/>that was tasty ! now i need to meditate (finished eating)</text:p>
      <text:p text:style-name="P3">ID <text:s/>3 : <text:tab/>nom nom nom <text:s/>(eating) at seat ID 0 </text:p>
      <text:p text:style-name="P3">ID <text:s/>3 : <text:tab/>that was tasty ! now i need to meditate (finished eating)</text:p>
      <text:p text:style-name="P3">ID <text:s/>1 : <text:tab/>nom nom nom <text:s/>(eating) at seat ID 0 </text:p>
      <text:p text:style-name="P3">ID <text:s/>1 : <text:tab/>that was tasty ! now i need to meditate (finished eating)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<text:s/>4 : <text:tab/>nom nom nom <text:s/>(eating) at seat ID 1 </text:p>
      <text:p text:style-name="P3">ID <text:s/>4 : <text:tab/>that was tasty ! now i need to meditate (finished eating)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>ID <text:s/>0 : <text:tab/>nom nom nom <text:s/>(eating) at seat ID 0 </text:p>
      <text:p text:style-name="P3">ID <text:s/>0 : <text:tab/>that was tasty ! now i need to meditate (finished eating)</text:p>
      <text:p text:style-name="P3">ID <text:s/>3 : <text:tab/>nom nom nom <text:s/>(eating) at seat ID 1 </text:p>
      <text:p text:style-name="P3">ID <text:s/>3 : <text:tab/>that was tasty ! now i need to meditate (finished eating)</text:p>
      <text:p text:style-name="P3">ID <text:s/>1 : <text:tab/>nom nom nom <text:s/>(eating) at seat ID 2 </text:p>
      <text:p text:style-name="P3">ID <text:s/>1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<text:s/>4 : <text:tab/>had to wait for 1001 msec because i am greedy !!!!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>ID <text:s/>0 : <text:tab/>nom nom nom <text:s/>(eating) at seat ID 0 </text:p>
      <text:p text:style-name="P3">ID <text:s/>0 : <text:tab/>that was tasty ! now i need to meditate (finished eating)</text:p>
      <text:p text:style-name="P3">ID <text:s/>3 : <text:tab/>nom nom nom <text:s/>(eating) at seat ID 1 </text:p>
      <text:p text:style-name="P3">ID <text:s/>3 : <text:tab/>that was tasty ! now i need to meditate (finished eating)</text:p>
      <text:p text:style-name="P3">ID <text:s/>1 : <text:tab/>nom nom nom <text:s/>(eating) at seat ID 2 </text:p>
      <text:p text:style-name="P3">ID <text:s/>1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<text:s/>4 : <text:tab/>had to wait for 1001 msec because i am greedy !!!!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>ID <text:s/>0 : <text:tab/>nom nom nom <text:s/>(eating) at seat ID 0 </text:p>
      <text:p text:style-name="P3">ID <text:s/>0 : <text:tab/>that was tasty ! now i need to meditate (finished eating)</text:p>
      <text:p text:style-name="P3">ID <text:s/>3 : <text:tab/>nom nom nom <text:s/>(eating) at seat ID 1 </text:p>
      <text:p text:style-name="P3">ID <text:s/>3 : <text:tab/>that was tasty ! now i need to meditate (finished eating)</text:p>
      <text:p text:style-name="P3">ID <text:s/>1 : <text:tab/>nom nom nom <text:s/>(eating) at seat ID 2 </text:p>
      <text:p text:style-name="P3">ID <text:s/>1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<text:s/>4 : <text:tab/>had to wait for 1001 msec because i am greedy !!!!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>ID <text:s/>0 : <text:tab/>nom nom nom <text:s/>(eating) at seat ID 0 </text:p>
      <text:p text:style-name="P3">ID <text:s/>0 : <text:tab/>that was tasty ! now i need to meditate (finished eating)</text:p>
      <text:p text:style-name="P3">ID <text:s/>3 : <text:tab/>nom nom nom <text:s/>(eating) at seat ID 1 </text:p>
      <text:p text:style-name="P3">ID <text:s/>3 : <text:tab/>that was tasty ! now i need to meditate (finished eating)</text:p>
      <text:p text:style-name="P3">ID <text:s/>1 : <text:tab/>nom nom nom <text:s/>(eating) at seat ID 2 </text:p>
      <text:p text:style-name="P3">ID <text:s/>1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<text:s/>4 : <text:tab/>had to wait for 1001 msec because i am greedy !!!!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/>
      <text:p text:style-name="P3"/>
      <text:p text:style-name="P3"/>
      <text:p text:style-name="P2">30 Philosophen / 30 Sitze</text:p>
      <text:p text:style-name="Standard"/>
      <text:p text:style-name="P4">ID 13 : <text:tab/>nom nom nom <text:s/>(eating) at seat ID 0 </text:p>
      <text:p text:style-name="P4">ID 20 : <text:tab/>nom nom nom <text:s/>(eating) at seat ID 2 </text:p>
      <text:p text:style-name="P4">ID 20 : <text:tab/>that was tasty ! now i need to meditate (finished eating)</text:p>
      <text:p text:style-name="P4">ID 13 : <text:tab/>that was tasty ! now i need to meditate (finished eating)</text:p>
      <text:p text:style-name="P4">ID 15 : <text:tab/>nom nom nom <text:s/>(eating) at seat ID 3 </text:p>
      <text:p text:style-name="P4">ID 15 : <text:tab/>that was tasty ! now i need to meditate (finished eating)</text:p>
      <text:p text:style-name="P4">ID 17 : <text:tab/>nom nom nom <text:s/>(eating) at seat ID 2 </text:p>
      <text:p text:style-name="P4">ID 17 : <text:tab/>that was tasty ! now i need to meditate (finished eating)</text:p>
      <text:p text:style-name="P4">ID 19 : <text:tab/>nom nom nom <text:s/>(eating) at seat ID 1 </text:p>
      <text:p text:style-name="P4">ID 16 : <text:tab/>nom nom nom <text:s/>(eating) at seat ID 3 </text:p>
      <text:p text:style-name="P4">ID 16 : <text:tab/>that was tasty ! now i need to meditate (finished eating)</text:p>
      <text:p text:style-name="P4">ID 19 : <text:tab/>that was tasty ! now i need to meditate (finished eating)</text:p>
      <text:p text:style-name="P4">ID 27 : <text:tab/>nom nom nom <text:s/>(eating) at seat ID 3 </text:p>
      <text:p text:style-name="P4">ID <text:s/>1 : <text:tab/>nom nom nom <text:s/>(eating) at seat ID 0 </text:p>
      <text:p text:style-name="P4">ID 27 : <text:tab/>that was tasty ! now i need to meditate (finished eating)</text:p>
      <text:p text:style-name="P4">ID <text:s/>1 : <text:tab/>that was tasty ! now i need to meditate (finished eating)</text:p>
      <text:p text:style-name="P4">ID 24 : <text:tab/>nom nom nom <text:s/>(eating) at seat ID 2 </text:p>
      <text:p text:style-name="P4">ID 24 : <text:tab/>that was tasty ! now i need to meditate (finished eating)</text:p>
      <text:p text:style-name="P4">ID 29 : <text:tab/>nom nom nom <text:s/>(eating) at seat ID 3 </text:p>
      <text:p text:style-name="P4">ID 14 : <text:tab/>nom nom nom <text:s/>(eating) at seat ID 1 </text:p>
      <text:p text:style-name="P4">ID 29 : <text:tab/>that was tasty ! now i need to meditate (finished eating)</text:p>
      <text:p text:style-name="P4">ID 14 : <text:tab/>that was tasty ! now i need to meditate (finished eating)</text:p>
      <text:p text:style-name="P4">ID <text:s/>0 : <text:tab/>nom nom nom <text:s/>(eating) at seat ID 3 </text:p>
      <text:p text:style-name="P4">ID <text:s/>0 : <text:tab/>that was tasty ! now i need to meditate (finished eating)</text:p>
      <text:p text:style-name="P4">ID 18 : <text:tab/>nom nom nom <text:s/>(eating) at seat ID 2 </text:p>
      <text:p text:style-name="P4">ID 18 : <text:tab/>that was tasty ! now i need to meditate (finished eating)</text:p>
      <text:p text:style-name="P4">ID 23 : <text:tab/>nom nom nom <text:s/>(eating) at seat ID 1 </text:p>
      <text:p text:style-name="P4">ID 26 : <text:tab/>nom nom nom <text:s/>(eating) at seat ID 3 </text:p>
      <text:p text:style-name="P4">ID 23 : <text:tab/>that was tasty ! now i need to meditate (finished eating)</text:p>
      <text:p text:style-name="P4">ID 10 : <text:tab/>nom nom nom <text:s/>(eating) at seat ID 0 </text:p>
      <text:p text:style-name="P4">ID 26 : <text:tab/>that was tasty ! now i need to meditate (finished eating)</text:p>
      <text:p text:style-name="P4">ID 21 : <text:tab/>nom nom nom <text:s/>(eating) at seat ID 2 </text:p>
      <text:p text:style-name="P4">ID 10 : <text:tab/>that was tasty ! now i need to meditate (finished eating)</text:p>
      <text:p text:style-name="P4">ID 21 : <text:tab/>that was tasty ! now i need to meditate (finished eating)</text:p>
      <text:p text:style-name="P4">ID 28 : <text:tab/>nom nom nom <text:s/>(eating) at seat ID 1 </text:p>
      <text:p text:style-name="P4">ID 28 : <text:tab/>that was tasty ! now i need to meditate (finished eating)</text:p>
      <text:p text:style-name="P4">ID 29 : <text:tab/>nom nom nom <text:s/>(eating) at seat ID 2 </text:p>
      <text:p text:style-name="P4">ID <text:s/>9 : <text:tab/>nom nom nom <text:s/>(eating) at seat ID 0 </text:p>
      <text:p text:style-name="P4">ID 29 : <text:tab/>that was tasty ! now i need to meditate (finished eating)</text:p>
      <text:p text:style-name="P4">ID <text:s/>9 : <text:tab/>that was tasty ! now i need to meditate (finished eating)</text:p>
      <text:p text:style-name="P4">ID 25 : <text:tab/>nom nom nom <text:s/>(eating) at seat ID 1 </text:p>
      <text:p text:style-name="P4">ID 25 : <text:tab/>that was tasty ! now i need to meditate (finished eating)</text:p>
      <text:p text:style-name="P4">ID 12 : <text:tab/>nom nom nom <text:s/>(eating) at seat ID 0 </text:p>
      <text:p text:style-name="P4">ID 12 : <text:tab/>that was tasty ! now i need to meditate (finished eating)</text:p>
      <text:p text:style-name="P4">ID 22 : <text:tab/>nom nom nom <text:s/>(eating) at seat ID 1 </text:p>
      <text:p text:style-name="P4">ID 22 : <text:tab/>that was tasty ! now i need to meditate (finished eating)</text:p>
      <text:p text:style-name="P4">ID 11 : <text:tab/>nom nom nom <text:s/>(eating) at seat ID 0 </text:p>
      <text:p text:style-name="P4">ID 11 : <text:tab/>that was tasty ! now i need to meditate (finished eating)</text:p>
      <text:p text:style-name="P4">ID <text:s/>6 : <text:tab/>nom nom nom <text:s/>(eating) at seat ID 0 </text:p>
      <text:p text:style-name="P4">ID <text:s/>6 : <text:tab/>that was tasty ! now i need to meditate (finished eating)</text:p>
      <text:p text:style-name="P4">ID <text:s/>5 : <text:tab/>nom nom nom <text:s/>(eating) at seat ID 0 </text:p>
      <text:p text:style-name="P4">ID <text:s/>5 : <text:tab/>that was tasty ! now i need to meditate (finished eating)</text:p>
      <text:p text:style-name="P4">ID <text:s/>3 : <text:tab/>nom nom nom <text:s/>(eating) at seat ID 0 </text:p>
      <text:p text:style-name="P4">ID <text:s/>3 : <text:tab/>that was tasty ! now i need to meditate (finished eating)</text:p>
      <text:p text:style-name="P4">ID <text:s/>8 : <text:tab/>nom nom nom <text:s/>(eating) at seat ID 0 </text:p>
      <text:p text:style-name="P4">ID <text:s/>8 : <text:tab/>that was tasty ! now i need to meditate (finished eating)</text:p>
      <text:p text:style-name="P4">ID <text:s/>7 : <text:tab/>nom nom nom <text:s/>(eating) at seat ID 0 </text:p>
      <text:p text:style-name="P4">ID <text:s/>7 : <text:tab/>that was tasty ! now i need to meditate (finished eating)</text:p>
      <text:p text:style-name="P4">ID <text:s/>4 : <text:tab/>nom nom nom <text:s/>(eating) at seat ID 0 </text:p>
      <text:p text:style-name="P4">ID <text:s/>4 : <text:tab/>that was tasty ! now i need to meditate (finished eating)</text:p>
      <text:p text:style-name="P4">ID <text:s/>2 : <text:tab/>nom nom nom <text:s/>(eating) at seat ID 0 </text:p>
      <text:p text:style-name="P4"><text:soft-page-break/>ID <text:s/>2 : <text:tab/>that was tasty ! now i need to meditate (finished eating)</text:p>
      <text:p text:style-name="P4">ID 29 : <text:tab/>had to wait for 360 msec because i am greedy !!!!</text:p>
      <text:p text:style-name="P4">ID 29 : <text:tab/>nom nom nom <text:s/>(eating) at seat ID 0 </text:p>
      <text:p text:style-name="P4">ID 29 : <text:tab/>that was tasty ! now i need to meditate (finished eating)</text:p>
      <text:p text:style-name="P4">ID 20 : <text:tab/>nom nom nom <text:s/>(eating) at seat ID 0 </text:p>
      <text:p text:style-name="P4">ID 20 : <text:tab/>that was tasty ! now i need to meditate (finished eating)</text:p>
      <text:p text:style-name="P4">ID 15 : <text:tab/>nom nom nom <text:s/>(eating) at seat ID 1 </text:p>
      <text:p text:style-name="P4">ID 15 : <text:tab/>that was tasty ! now i need to meditate (finished eating)</text:p>
      <text:p text:style-name="P4">ID 17 : <text:tab/>nom nom nom <text:s/>(eating) at seat ID 2 </text:p>
      <text:p text:style-name="P4">ID 13 : <text:tab/>nom nom nom <text:s/>(eating) at seat ID 0 </text:p>
      <text:p text:style-name="P4">ID 17 : <text:tab/>that was tasty ! now i need to meditate (finished eating)</text:p>
      <text:p text:style-name="P4">ID 19 : <text:tab/>nom nom nom <text:s/>(eating) at seat ID 3 </text:p>
      <text:p text:style-name="P4">ID 13 : <text:tab/>that was tasty ! now i need to meditate (finished eating)</text:p>
      <text:p text:style-name="P4">ID 16 : <text:tab/>nom nom nom <text:s/>(eating) at seat ID 1 </text:p>
      <text:p text:style-name="P4">ID 19 : <text:tab/>that was tasty ! now i need to meditate (finished eating)</text:p>
      <text:p text:style-name="P4">ID 16 : <text:tab/>that was tasty ! now i need to meditate (finished eating)</text:p>
      <text:p text:style-name="P4">ID 27 : <text:tab/>nom nom nom <text:s/>(eating) at seat ID 2 </text:p>
      <text:p text:style-name="P4">ID 27 : <text:tab/>that was tasty ! now i need to meditate (finished eating)</text:p>
      <text:p text:style-name="P4">ID 24 : <text:tab/>nom nom nom <text:s/>(eating) at seat ID 0 </text:p>
      <text:p text:style-name="P4">ID <text:s/>1 : <text:tab/>nom nom nom <text:s/>(eating) at seat ID 2 </text:p>
      <text:p text:style-name="P4">ID 24 : <text:tab/>that was tasty ! now i need to meditate (finished eating)</text:p>
      <text:p text:style-name="P4">ID <text:s/>1 : <text:tab/>that was tasty ! now i need to meditate (finished eating)</text:p>
      <text:p text:style-name="P4">ID 14 : <text:tab/>nom nom nom <text:s/>(eating) at seat ID 1 </text:p>
      <text:p text:style-name="P4">ID 14 : <text:tab/>that was tasty ! now i need to meditate (finished eating)</text:p>
      <text:p text:style-name="P4">ID <text:s/>0 : <text:tab/>nom nom nom <text:s/>(eating) at seat ID 2 </text:p>
      <text:p text:style-name="P4">ID <text:s/>0 : <text:tab/>that was tasty ! now i need to meditate (finished eating)</text:p>
      <text:p text:style-name="P4">ID 18 : <text:tab/>nom nom nom <text:s/>(eating) at seat ID 0 </text:p>
      <text:p text:style-name="P4">ID 18 : <text:tab/>that was tasty ! now i need to meditate (finished eating)</text:p>
      <text:p text:style-name="P4">ID 26 : <text:tab/>nom nom nom <text:s/>(eating) at seat ID 2 </text:p>
      <text:p text:style-name="P4">ID 26 : <text:tab/>that was tasty ! now i need to meditate (finished eating)</text:p>
      <text:p text:style-name="P4">ID 21 : <text:tab/>nom nom nom <text:s/>(eating) at seat ID 3 </text:p>
      <text:p text:style-name="P4">ID 23 : <text:tab/>nom nom nom <text:s/>(eating) at seat ID 1 </text:p>
      <text:p text:style-name="P4">ID 21 : <text:tab/>that was tasty ! now i need to meditate (finished eating)</text:p>
      <text:p text:style-name="P4">ID 23 : <text:tab/>that was tasty ! now i need to meditate (finished eating)</text:p>
      <text:p text:style-name="P4">ID 10 : <text:tab/>nom nom nom <text:s/>(eating) at seat ID 0 </text:p>
      <text:p text:style-name="P4">ID 28 : <text:tab/>nom nom nom <text:s/>(eating) at seat ID 2 </text:p>
      <text:p text:style-name="P4">ID 28 : <text:tab/>that was tasty ! now i need to meditate (finished eating)</text:p>
      <text:p text:style-name="P4">ID 10 : <text:tab/>that was tasty ! now i need to meditate (finished eating)</text:p>
      <text:p text:style-name="P4">ID <text:s/>9 : <text:tab/>nom nom nom <text:s/>(eating) at seat ID 1 </text:p>
      <text:p text:style-name="P4">ID <text:s/>9 : <text:tab/>that was tasty ! now i need to meditate (finished eating)</text:p>
      <text:p text:style-name="P4">ID 25 : <text:tab/>nom nom nom <text:s/>(eating) at seat ID 2 </text:p>
      <text:p text:style-name="P4">ID 25 : <text:tab/>that was tasty ! now i need to meditate (finished eating)</text:p>
      <text:p text:style-name="P4">ID 12 : <text:tab/>nom nom nom <text:s/>(eating) at seat ID 0 </text:p>
      <text:p text:style-name="P4">ID 12 : <text:tab/>that was tasty ! now i need to meditate (finished eating)</text:p>
      <text:p text:style-name="P4">ID 22 : <text:tab/>nom nom nom <text:s/>(eating) at seat ID 1 </text:p>
      <text:p text:style-name="P4">ID 22 : <text:tab/>that was tasty ! now i need to meditate (finished eating)</text:p>
      <text:p text:style-name="P4">ID 11 : <text:tab/>nom nom nom <text:s/>(eating) at seat ID 2 </text:p>
      <text:p text:style-name="P4">ID 11 : <text:tab/>that was tasty ! now i need to meditate (finished eating)</text:p>
      <text:p text:style-name="P4">ID <text:s/>6 : <text:tab/>nom nom nom <text:s/>(eating) at seat ID 0 </text:p>
      <text:p text:style-name="P4">ID <text:s/>6 : <text:tab/>that was tasty ! now i need to meditate (finished eating)</text:p>
      <text:p text:style-name="P4">ID <text:s/>5 : <text:tab/>nom nom nom <text:s/>(eating) at seat ID 1 </text:p>
      <text:p text:style-name="P4">ID <text:s/>5 : <text:tab/>that was tasty ! now i need to meditate (finished eating)</text:p>
      <text:p text:style-name="P4">ID <text:s/>3 : <text:tab/>nom nom nom <text:s/>(eating) at seat ID 2 </text:p>
      <text:p text:style-name="P4">ID <text:s/>3 : <text:tab/>that was tasty ! now i need to meditate (finished eating)</text:p>
      <text:p text:style-name="P4">ID <text:s/>8 : <text:tab/>nom nom nom <text:s/>(eating) at seat ID 0 </text:p>
      <text:p text:style-name="P4">ID <text:s/>8 : <text:tab/>that was tasty ! now i need to meditate (finished eating)</text:p>
      <text:p text:style-name="P4">ID <text:s/>7 : <text:tab/>nom nom nom <text:s/>(eating) at seat ID 1 </text:p>
      <text:p text:style-name="P4">ID <text:s/>7 : <text:tab/>that was tasty ! now i need to meditate (finished eating)</text:p>
      <text:p text:style-name="P4">ID <text:s/>4 : <text:tab/>nom nom nom <text:s/>(eating) at seat ID 2 </text:p>
      <text:p text:style-name="P4">ID <text:s/>4 : <text:tab/>that was tasty ! now i need to meditate (finished eating)</text:p>
      <text:p text:style-name="P4">ID <text:s/>2 : <text:tab/>nom nom nom <text:s/>(eating) at seat ID 0 </text:p>
      <text:p text:style-name="P4">ID <text:s/>2 : <text:tab/>that was tasty ! now i need to meditate (finished eating)</text:p>
      <text:p text:style-name="P4">ID 29 : <text:tab/>had to wait for 1001 msec because i am greedy !!!!</text:p>
      <text:p text:style-name="P4">ID 29 : <text:tab/>nom nom nom <text:s/>(eating) at seat ID 0 </text:p>
      <text:p text:style-name="P4"><text:soft-page-break/>ID 29 : <text:tab/>that was tasty ! now i need to meditate (finished eating)</text:p>
      <text:p text:style-name="P4">ID 20 : <text:tab/>nom nom nom <text:s/>(eating) at seat ID 0 </text:p>
      <text:p text:style-name="P4">ID 20 : <text:tab/>that was tasty ! now i need to meditate (finished eating)</text:p>
      <text:p text:style-name="P4">ID 15 : <text:tab/>nom nom nom <text:s/>(eating) at seat ID 1 </text:p>
      <text:p text:style-name="P4">ID 15 : <text:tab/>that was tasty ! now i need to meditate (finished eating)</text:p>
      <text:p text:style-name="P4">ID 17 : <text:tab/>nom nom nom <text:s/>(eating) at seat ID 2 </text:p>
      <text:p text:style-name="P4">ID 13 : <text:tab/>nom nom nom <text:s/>(eating) at seat ID 0 </text:p>
      <text:p text:style-name="P4">ID 17 : <text:tab/>that was tasty ! now i need to meditate (finished eating)</text:p>
      <text:p text:style-name="P4">ID 13 : <text:tab/>that was tasty ! now i need to meditate (finished eating)</text:p>
      <text:p text:style-name="P4">ID 16 : <text:tab/>nom nom nom <text:s/>(eating) at seat ID 1 </text:p>
      <text:p text:style-name="P4">ID 16 : <text:tab/>that was tasty ! now i need to meditate (finished eating)</text:p>
      <text:p text:style-name="P4">ID 27 : <text:tab/>nom nom nom <text:s/>(eating) at seat ID 2 </text:p>
      <text:p text:style-name="P4">ID 27 : <text:tab/>that was tasty ! now i need to meditate (finished eating)</text:p>
      <text:p text:style-name="P4">ID <text:s/>1 : <text:tab/>nom nom nom <text:s/>(eating) at seat ID 3 </text:p>
      <text:p text:style-name="P4">ID 19 : <text:tab/>nom nom nom <text:s/>(eating) at seat ID 1 </text:p>
      <text:p text:style-name="P4">ID <text:s/>1 : <text:tab/>that was tasty ! now i need to meditate (finished eating)</text:p>
      <text:p text:style-name="P4">ID 19 : <text:tab/>that was tasty ! now i need to meditate (finished eating)</text:p>
      <text:p text:style-name="P4">ID 14 : <text:tab/>nom nom nom <text:s/>(eating) at seat ID 2 </text:p>
      <text:p text:style-name="P4">ID 24 : <text:tab/>nom nom nom <text:s/>(eating) at seat ID 0 </text:p>
      <text:p text:style-name="P4">ID 24 : <text:tab/>that was tasty ! now i need to meditate (finished eating)</text:p>
      <text:p text:style-name="P4">ID 14 : <text:tab/>that was tasty ! now i need to meditate (finished eating)</text:p>
      <text:p text:style-name="P4">ID <text:s/>0 : <text:tab/>nom nom nom <text:s/>(eating) at seat ID 1 </text:p>
      <text:p text:style-name="P4">ID <text:s/>0 : <text:tab/>that was tasty ! now i need to meditate (finished eating)</text:p>
      <text:p text:style-name="P4">ID 18 : <text:tab/>nom nom nom <text:s/>(eating) at seat ID 2 </text:p>
      <text:p text:style-name="P4">ID 18 : <text:tab/>that was tasty ! now i need to meditate (finished eating)</text:p>
      <text:p text:style-name="P4">ID 26 : <text:tab/>nom nom nom <text:s/>(eating) at seat ID 0 </text:p>
      <text:p text:style-name="P4">ID 26 : <text:tab/>that was tasty ! now i need to meditate (finished eating)</text:p>
      <text:p text:style-name="P4">ID 21 : <text:tab/>nom nom nom <text:s/>(eating) at seat ID 2 </text:p>
      <text:p text:style-name="P4">ID 21 : <text:tab/>that was tasty ! now i need to meditate (finished eating)</text:p>
      <text:p text:style-name="P4">ID 23 : <text:tab/>nom nom nom <text:s/>(eating) at seat ID 1 </text:p>
      <text:p text:style-name="P4">ID 23 : <text:tab/>that was tasty ! now i need to meditate (finished eating)</text:p>
      <text:p text:style-name="P4">ID <text:s/>9 : <text:tab/>nom nom nom <text:s/>(eating) at seat ID 2 </text:p>
      <text:p text:style-name="P4">ID 10 : <text:tab/>nom nom nom <text:s/>(eating) at seat ID 0 </text:p>
      <text:p text:style-name="P4">ID <text:s/>9 : <text:tab/>that was tasty ! now i need to meditate (finished eating)</text:p>
      <text:p text:style-name="P4">ID 10 : <text:tab/>that was tasty ! now i need to meditate (finished eating)</text:p>
      <text:p text:style-name="P4">ID 25 : <text:tab/>nom nom nom <text:s/>(eating) at seat ID 1 </text:p>
      <text:p text:style-name="P4">ID 25 : <text:tab/>that was tasty ! now i need to meditate (finished eating)</text:p>
      <text:p text:style-name="P4">ID 12 : <text:tab/>nom nom nom <text:s/>(eating) at seat ID 2 </text:p>
      <text:p text:style-name="P4">ID 28 : <text:tab/>nom nom nom <text:s/>(eating) at seat ID 0 </text:p>
      <text:p text:style-name="P4">ID 28 : <text:tab/>that was tasty ! now i need to meditate (finished eating)</text:p>
      <text:p text:style-name="P4">ID 12 : <text:tab/>that was tasty ! now i need to meditate (finished eating)</text:p>
      <text:p text:style-name="P4">ID 22 : <text:tab/>nom nom nom <text:s/>(eating) at seat ID 1 </text:p>
      <text:p text:style-name="P4">ID 22 : <text:tab/>that was tasty ! now i need to meditate (finished eating)</text:p>
      <text:p text:style-name="P4">ID 11 : <text:tab/>nom nom nom <text:s/>(eating) at seat ID 2 </text:p>
      <text:p text:style-name="P4">ID <text:s/>6 : <text:tab/>nom nom nom <text:s/>(eating) at seat ID 0 </text:p>
      <text:p text:style-name="P4">ID 11 : <text:tab/>that was tasty ! now i need to meditate (finished eating)</text:p>
      <text:p text:style-name="P4">ID <text:s/>6 : <text:tab/>that was tasty ! now i need to meditate (finished eating)</text:p>
      <text:p text:style-name="P4">ID <text:s/>5 : <text:tab/>nom nom nom <text:s/>(eating) at seat ID 1 </text:p>
      <text:p text:style-name="P4">ID <text:s/>5 : <text:tab/>that was tasty ! now i need to meditate (finished eating)</text:p>
      <text:p text:style-name="P4">ID <text:s/>3 : <text:tab/>nom nom nom <text:s/>(eating) at seat ID 0 </text:p>
      <text:p text:style-name="P4">ID <text:s/>3 : <text:tab/>that was tasty ! now i need to meditate (finished eating)</text:p>
      <text:p text:style-name="P4">ID <text:s/>8 : <text:tab/>nom nom nom <text:s/>(eating) at seat ID 1 </text:p>
      <text:p text:style-name="P4">ID <text:s/>8 : <text:tab/>that was tasty ! now i need to meditate (finished eating)</text:p>
      <text:p text:style-name="P4">ID <text:s/>7 : <text:tab/>nom nom nom <text:s/>(eating) at seat ID 0 </text:p>
      <text:p text:style-name="P4">ID <text:s/>7 : <text:tab/>that was tasty ! now i need to meditate (finished eating)</text:p>
      <text:p text:style-name="P4">ID <text:s/>4 : <text:tab/>nom nom nom <text:s/>(eating) at seat ID 0 </text:p>
      <text:p text:style-name="P4">ID <text:s/>4 : <text:tab/>that was tasty ! now i need to meditate (finished eating)</text:p>
      <text:p text:style-name="P4">ID <text:s/>2 : <text:tab/>nom nom nom <text:s/>(eating) at seat ID 1 </text:p>
      <text:p text:style-name="P4">ID <text:s/>2 : <text:tab/>that was tasty ! now i need to meditate (finished eating)</text:p>
      <text:p text:style-name="P4">ID 29 : <text:tab/>had to wait for 985 msec because i am greedy !!!!</text:p>
      <text:p text:style-name="P4">ID 29 : <text:tab/>nom nom nom <text:s/>(eating) at seat ID 0 </text:p>
      <text:p text:style-name="P4">ID 29 : <text:tab/>that was tasty ! now i need to meditate (finished eating)</text:p>
      <text:p text:style-name="P4">ID 20 : <text:tab/>nom nom nom <text:s/>(eating) at seat ID 0 </text:p>
      <text:p text:style-name="P4">ID 20 : <text:tab/>that was tasty ! now i need to meditate (finished eating)</text:p>
      <text:p text:style-name="P4"><text:soft-page-break/>ID 15 : <text:tab/>nom nom nom <text:s/>(eating) at seat ID 1 </text:p>
      <text:p text:style-name="P4">ID 15 : <text:tab/>that was tasty ! now i need to meditate (finished eating)</text:p>
      <text:p text:style-name="P4">ID 17 : <text:tab/>nom nom nom <text:s/>(eating) at seat ID 2 </text:p>
      <text:p text:style-name="P4">ID 17 : <text:tab/>that was tasty ! now i need to meditate (finished eating)</text:p>
      <text:p text:style-name="P4">ID 16 : <text:tab/>nom nom nom <text:s/>(eating) at seat ID 0 </text:p>
      <text:p text:style-name="P4">ID 13 : <text:tab/>nom nom nom <text:s/>(eating) at seat ID 2 </text:p>
      <text:p text:style-name="P4">ID 13 : <text:tab/>that was tasty ! now i need to meditate (finished eating)</text:p>
      <text:p text:style-name="P4">ID 16 : <text:tab/>that was tasty ! now i need to meditate (finished eating)</text:p>
      <text:p text:style-name="P4">ID 27 : <text:tab/>nom nom nom <text:s/>(eating) at seat ID 1 </text:p>
      <text:p text:style-name="P4">ID 27 : <text:tab/>that was tasty ! now i need to meditate (finished eating)</text:p>
      <text:p text:style-name="P4">ID 19 : <text:tab/>nom nom nom <text:s/>(eating) at seat ID 2 </text:p>
      <text:p text:style-name="P4">ID 19 : <text:tab/>that was tasty ! now i need to meditate (finished eating)</text:p>
      <text:p text:style-name="P4">ID 14 : <text:tab/>nom nom nom <text:s/>(eating) at seat ID 0 </text:p>
      <text:p text:style-name="P4">ID <text:s/>1 : <text:tab/>nom nom nom <text:s/>(eating) at seat ID 2 </text:p>
      <text:p text:style-name="P4">ID <text:s/>1 : <text:tab/>that was tasty ! now i need to meditate (finished eating)</text:p>
      <text:p text:style-name="P4">ID <text:s/>0 : <text:tab/>nom nom nom <text:s/>(eating) at seat ID 3 </text:p>
      <text:p text:style-name="P4">ID 14 : <text:tab/>that was tasty ! now i need to meditate (finished eating)</text:p>
      <text:p text:style-name="P4">ID 24 : <text:tab/>nom nom nom <text:s/>(eating) at seat ID 1 </text:p>
      <text:p text:style-name="P4">ID 24 : <text:tab/>that was tasty ! now i need to meditate (finished eating)</text:p>
      <text:p text:style-name="P4">ID <text:s/>0 : <text:tab/>that was tasty ! now i need to meditate (finished eating)</text:p>
      <text:p text:style-name="P4">ID 18 : <text:tab/>nom nom nom <text:s/>(eating) at seat ID 2 </text:p>
      <text:p text:style-name="P4">ID 18 : <text:tab/>that was tasty ! now i need to meditate (finished eating)</text:p>
      <text:p text:style-name="P4">ID 26 : <text:tab/>nom nom nom <text:s/>(eating) at seat ID 0 </text:p>
      <text:p text:style-name="P4">ID 26 : <text:tab/>that was tasty ! now i need to meditate (finished eating)</text:p>
      <text:p text:style-name="P4">ID 21 : <text:tab/>nom nom nom <text:s/>(eating) at seat ID 1 </text:p>
      <text:p text:style-name="P4">ID 21 : <text:tab/>that was tasty ! now i need to meditate (finished eating)</text:p>
      <text:p text:style-name="P4">ID 23 : <text:tab/>nom nom nom <text:s/>(eating) at seat ID 2 </text:p>
      <text:p text:style-name="P4">ID 23 : <text:tab/>that was tasty ! now i need to meditate (finished eating)</text:p>
      <text:p text:style-name="P4">ID <text:s/>9 : <text:tab/>nom nom nom <text:s/>(eating) at seat ID 0 </text:p>
      <text:p text:style-name="P4">ID <text:s/>9 : <text:tab/>that was tasty ! now i need to meditate (finished eating)</text:p>
      <text:p text:style-name="P4">ID 25 : <text:tab/>nom nom nom <text:s/>(eating) at seat ID 1 </text:p>
      <text:p text:style-name="P4">ID 25 : <text:tab/>that was tasty ! now i need to meditate (finished eating)</text:p>
      <text:p text:style-name="P4">ID 28 : <text:tab/>nom nom nom <text:s/>(eating) at seat ID 2 </text:p>
      <text:p text:style-name="P4">ID 10 : <text:tab/>nom nom nom <text:s/>(eating) at seat ID 0 </text:p>
      <text:p text:style-name="P4">ID 10 : <text:tab/>that was tasty ! now i need to meditate (finished eating)</text:p>
      <text:p text:style-name="P4">ID 22 : <text:tab/>nom nom nom <text:s/>(eating) at seat ID 0 </text:p>
      <text:p text:style-name="P4">ID 28 : <text:tab/>that was tasty ! now i need to meditate (finished eating)</text:p>
      <text:p text:style-name="P4">ID 12 : <text:tab/>nom nom nom <text:s/>(eating) at seat ID 2 </text:p>
      <text:p text:style-name="P4">ID 22 : <text:tab/>that was tasty ! now i need to meditate (finished eating)</text:p>
      <text:p text:style-name="P4">ID 12 : <text:tab/>that was tasty ! now i need to meditate (finished eating)</text:p>
      <text:p text:style-name="P4">ID 11 : <text:tab/>nom nom nom <text:s/>(eating) at seat ID 1 </text:p>
      <text:p text:style-name="P4">ID 11 : <text:tab/>that was tasty ! now i need to meditate (finished eating)</text:p>
      <text:p text:style-name="P4">ID <text:s/>6 : <text:tab/>nom nom nom <text:s/>(eating) at seat ID 0 </text:p>
      <text:p text:style-name="P4">ID <text:s/>6 : <text:tab/>that was tasty ! now i need to meditate (finished eating)</text:p>
      <text:p text:style-name="P4">ID <text:s/>5 : <text:tab/>nom nom nom <text:s/>(eating) at seat ID 1 </text:p>
      <text:p text:style-name="P4">ID <text:s/>5 : <text:tab/>that was tasty ! now i need to meditate (finished eating)</text:p>
      <text:p text:style-name="P4">ID <text:s/>3 : <text:tab/>nom nom nom <text:s/>(eating) at seat ID 2 </text:p>
      <text:p text:style-name="P4">ID <text:s/>3 : <text:tab/>that was tasty ! now i need to meditate (finished eating)</text:p>
      <text:p text:style-name="P4">ID <text:s/>8 : <text:tab/>nom nom nom <text:s/>(eating) at seat ID 0 </text:p>
      <text:p text:style-name="P4">ID <text:s/>8 : <text:tab/>that was tasty ! now i need to meditate (finished eating)</text:p>
      <text:p text:style-name="P4">ID <text:s/>7 : <text:tab/>nom nom nom <text:s/>(eating) at seat ID 1 </text:p>
      <text:p text:style-name="P4">ID <text:s/>7 : <text:tab/>that was tasty ! now i need to meditate (finished eating)</text:p>
      <text:p text:style-name="P4">ID <text:s/>4 : <text:tab/>nom nom nom <text:s/>(eating) at seat ID 2 </text:p>
      <text:p text:style-name="P4">ID <text:s/>4 : <text:tab/>that was tasty ! now i need to meditate (finished eating)</text:p>
      <text:p text:style-name="P4">ID <text:s/>2 : <text:tab/>nom nom nom <text:s/>(eating) at seat ID 0 </text:p>
      <text:p text:style-name="P4">ID <text:s/>2 : <text:tab/>that was tasty ! now i need to meditate (finished eating)</text:p>
      <text:p text:style-name="P4">ID 29 : <text:tab/>had to wait for 1016 msec because i am greedy !!!!</text:p>
      <text:p text:style-name="P4">ID 29 : <text:tab/>nom nom nom <text:s/>(eating) at seat ID 0 </text:p>
      <text:p text:style-name="P4">ID 29 : <text:tab/>that was tasty ! now i need to meditate (finished eating)</text:p>
      <text:p text:style-name="P4">ID 20 : <text:tab/>nom nom nom <text:s/>(eating) at seat ID 0 </text:p>
      <text:p text:style-name="P4">ID 20 : <text:tab/>that was tasty ! now i need to meditate (finished eating)</text:p>
      <text:p text:style-name="P4">ID 15 : <text:tab/>nom nom nom <text:s/>(eating) at seat ID 1 </text:p>
      <text:p text:style-name="P4">ID 15 : <text:tab/>that was tasty ! now i need to meditate (finished eating)</text:p>
      <text:p text:style-name="P4">ID 17 : <text:tab/>nom nom nom <text:s/>(eating) at seat ID 2 </text:p>
      <text:p text:style-name="P4"><text:soft-page-break/>ID 17 : <text:tab/>that was tasty ! now i need to meditate (finished eating)</text:p>
      <text:p text:style-name="P4">ID 13 : <text:tab/>nom nom nom <text:s/>(eating) at seat ID 0 </text:p>
      <text:p text:style-name="P4">ID 13 : <text:tab/>that was tasty ! now i need to meditate (finished eating)</text:p>
      <text:p text:style-name="P4">ID 27 : <text:tab/>nom nom nom <text:s/>(eating) at seat ID 2 </text:p>
      <text:p text:style-name="P4">ID 27 : <text:tab/>that was tasty ! now i need to meditate (finished eating)</text:p>
      <text:p text:style-name="P4">ID 16 : <text:tab/>nom nom nom <text:s/>(eating) at seat ID 1 </text:p>
      <text:p text:style-name="P4">ID 16 : <text:tab/>that was tasty ! now i need to meditate (finished eating)</text:p>
      <text:p text:style-name="P4">ID <text:s/>1 : <text:tab/>nom nom nom <text:s/>(eating) at seat ID 3 </text:p>
      <text:p text:style-name="P4">ID 19 : <text:tab/>nom nom nom <text:s/>(eating) at seat ID 0 </text:p>
      <text:p text:style-name="P4">ID <text:s/>1 : <text:tab/>that was tasty ! now i need to meditate (finished eating)</text:p>
      <text:p text:style-name="P4">ID 19 : <text:tab/>that was tasty ! now i need to meditate (finished eating)</text:p>
      <text:p text:style-name="P4">ID 14 : <text:tab/>nom nom nom <text:s/>(eating) at seat ID 2 </text:p>
      <text:p text:style-name="P4">ID 14 : <text:tab/>that was tasty ! now i need to meditate (finished eating)</text:p>
      <text:p text:style-name="P4">ID 18 : <text:tab/>nom nom nom <text:s/>(eating) at seat ID 3 </text:p>
      <text:p text:style-name="P4">ID 24 : <text:tab/>nom nom nom <text:s/>(eating) at seat ID 1 </text:p>
      <text:p text:style-name="P4">ID 24 : <text:tab/>that was tasty ! now i need to meditate (finished eating)</text:p>
      <text:p text:style-name="P4">ID 18 : <text:tab/>that was tasty ! now i need to meditate (finished eating)</text:p>
      <text:p text:style-name="P4">ID <text:s/>0 : <text:tab/>nom nom nom <text:s/>(eating) at seat ID 0 </text:p>
      <text:p text:style-name="P4">ID 26 : <text:tab/>nom nom nom <text:s/>(eating) at seat ID 2 </text:p>
      <text:p text:style-name="P4">ID 26 : <text:tab/>that was tasty ! now i need to meditate (finished eating)</text:p>
      <text:p text:style-name="P4">ID <text:s/>0 : <text:tab/>that was tasty ! now i need to meditate (finished eating)</text:p>
      <text:p text:style-name="P4">ID 21 : <text:tab/>nom nom nom <text:s/>(eating) at seat ID 1 </text:p>
      <text:p text:style-name="P4">ID 21 : <text:tab/>that was tasty ! now i need to meditate (finished eating)</text:p>
      <text:p text:style-name="P4">ID 23 : <text:tab/>nom nom nom <text:s/>(eating) at seat ID 2 </text:p>
      <text:p text:style-name="P4">ID 23 : <text:tab/>that was tasty ! now i need to meditate (finished eating)</text:p>
      <text:p text:style-name="P4">ID <text:s/>9 : <text:tab/>nom nom nom <text:s/>(eating) at seat ID 0 </text:p>
      <text:p text:style-name="P4">ID <text:s/>9 : <text:tab/>that was tasty ! now i need to meditate (finished eating)</text:p>
      <text:p text:style-name="P4">ID 25 : <text:tab/>nom nom nom <text:s/>(eating) at seat ID 1 </text:p>
      <text:p text:style-name="P4">ID 25 : <text:tab/>that was tasty ! now i need to meditate (finished eating)</text:p>
      <text:p text:style-name="P4">ID 10 : <text:tab/>nom nom nom <text:s/>(eating) at seat ID 2 </text:p>
      <text:p text:style-name="P4">ID 10 : <text:tab/>that was tasty ! now i need to meditate (finished eating)</text:p>
      <text:p text:style-name="P4">ID 12 : <text:tab/>nom nom nom <text:s/>(eating) at seat ID 0 </text:p>
      <text:p text:style-name="P4">ID 28 : <text:tab/>nom nom nom <text:s/>(eating) at seat ID 2 </text:p>
      <text:p text:style-name="P4">ID 12 : <text:tab/>that was tasty ! now i need to meditate (finished eating)</text:p>
      <text:p text:style-name="P4">ID 28 : <text:tab/>that was tasty ! now i need to meditate (finished eating)</text:p>
      <text:p text:style-name="P4">ID 11 : <text:tab/>nom nom nom <text:s/>(eating) at seat ID 3 </text:p>
      <text:p text:style-name="P4">ID 22 : <text:tab/>nom nom nom <text:s/>(eating) at seat ID 1 </text:p>
      <text:p text:style-name="P4">ID 22 : <text:tab/>that was tasty ! now i need to meditate (finished eating)</text:p>
      <text:p text:style-name="P4">ID 11 : <text:tab/>that was tasty ! now i need to meditate (finished eating)</text:p>
      <text:p text:style-name="P4">ID <text:s/>6 : <text:tab/>nom nom nom <text:s/>(eating) at seat ID 2 </text:p>
      <text:p text:style-name="P4">ID <text:s/>5 : <text:tab/>nom nom nom <text:s/>(eating) at seat ID 0 </text:p>
      <text:p text:style-name="P4">ID <text:s/>6 : <text:tab/>that was tasty ! now i need to meditate (finished eating)</text:p>
      <text:p text:style-name="P4">ID <text:s/>5 : <text:tab/>that was tasty ! now i need to meditate (finished eating)</text:p>
      <text:p text:style-name="P4">ID <text:s/>3 : <text:tab/>nom nom nom <text:s/>(eating) at seat ID 1 </text:p>
      <text:p text:style-name="P4">ID <text:s/>3 : <text:tab/>that was tasty ! now i need to meditate (finished eating)</text:p>
      <text:p text:style-name="P4">ID <text:s/>8 : <text:tab/>nom nom nom <text:s/>(eating) at seat ID 2 </text:p>
      <text:p text:style-name="P4">ID <text:s/>8 : <text:tab/>that was tasty ! now i need to meditate (finished eating)</text:p>
      <text:p text:style-name="P4">ID <text:s/>7 : <text:tab/>nom nom nom <text:s/>(eating) at seat ID 0 </text:p>
      <text:p text:style-name="P4">ID <text:s/>7 : <text:tab/>that was tasty ! now i need to meditate (finished eating)</text:p>
      <text:p text:style-name="P4">ID <text:s/>4 : <text:tab/>nom nom nom <text:s/>(eating) at seat ID 1 </text:p>
      <text:p text:style-name="P4">ID <text:s/>4 : <text:tab/>that was tasty ! now i need to meditate (finished eating)</text:p>
      <text:p text:style-name="P4">ID <text:s/>2 : <text:tab/>nom nom nom <text:s/>(eating) at seat ID 2 </text:p>
      <text:p text:style-name="P4">ID <text:s/>2 : <text:tab/>that was tasty ! now i need to meditate (finished eating)</text:p>
      <text:p text:style-name="P4">ID 29 : <text:tab/>had to wait for 1001 msec because i am greedy !!!!</text:p>
      <text:p text:style-name="P4">ID 29 : <text:tab/>nom nom nom <text:s/>(eating) at seat ID 0 </text:p>
      <text:p text:style-name="P4">ID 29 : <text:tab/>that was tasty ! now i need to meditate (finished eating)</text:p>
      <text:p text:style-name="P4">ID 20 : <text:tab/>nom nom nom <text:s/>(eating) at seat ID 0 </text:p>
      <text:p text:style-name="P4">ID 20 : <text:tab/>that was tasty ! now i need to meditate (finished eating)</text:p>
      <text:p text:style-name="P4">ID 15 : <text:tab/>nom nom nom <text:s/>(eating) at seat ID 1 </text:p>
      <text:p text:style-name="P4">ID 15 : <text:tab/>that was tasty ! now i need to meditate (finished eating)</text:p>
      <text:p text:style-name="P4">ID 17 : <text:tab/>nom nom nom <text:s/>(eating) at seat ID 2 </text:p>
      <text:p text:style-name="P4">ID 17 : <text:tab/>that was tasty ! now i need to meditate (finished eating)</text:p>
      <text:p text:style-name="P4">ID 13 : <text:tab/>nom nom nom <text:s/>(eating) at seat ID 0 </text:p>
      <text:p text:style-name="P4">ID 13 : <text:tab/>that was tasty ! now i need to meditate (finished eating)</text:p>
      <text:p text:style-name="P4"><text:soft-page-break/>ID 27 : <text:tab/>nom nom nom <text:s/>(eating) at seat ID 1 </text:p>
      <text:p text:style-name="P4">ID 27 : <text:tab/>that was tasty ! now i need to meditate (finished eating)</text:p>
      <text:p text:style-name="P4">ID 16 : <text:tab/>nom nom nom <text:s/>(eating) at seat ID 2 </text:p>
      <text:p text:style-name="P4">ID 16 : <text:tab/>that was tasty ! now i need to meditate (finished eating)</text:p>
      <text:p text:style-name="P4">ID <text:s/>1 : <text:tab/>nom nom nom <text:s/>(eating) at seat ID 0 </text:p>
      <text:p text:style-name="P4">ID <text:s/>1 : <text:tab/>that was tasty ! now i need to meditate (finished eating)</text:p>
      <text:p text:style-name="P4">ID 14 : <text:tab/>nom nom nom <text:s/>(eating) at seat ID 1 </text:p>
      <text:p text:style-name="P4">ID 14 : <text:tab/>that was tasty ! now i need to meditate (finished eating)</text:p>
      <text:p text:style-name="P4">ID 24 : <text:tab/>nom nom nom <text:s/>(eating) at seat ID 2 </text:p>
      <text:p text:style-name="P4">ID 19 : <text:tab/>nom nom nom <text:s/>(eating) at seat ID 0 </text:p>
      <text:p text:style-name="P4">ID 19 : <text:tab/>that was tasty ! now i need to meditate (finished eating)</text:p>
      <text:p text:style-name="P4">ID 24 : <text:tab/>that was tasty ! now i need to meditate (finished eating)</text:p>
      <text:p text:style-name="P4">ID <text:s/>0 : <text:tab/>nom nom nom <text:s/>(eating) at seat ID 1 </text:p>
      <text:p text:style-name="P4">ID 26 : <text:tab/>nom nom nom <text:s/>(eating) at seat ID 3 </text:p>
      <text:p text:style-name="P4">ID <text:s/>0 : <text:tab/>that was tasty ! now i need to meditate (finished eating)</text:p>
      <text:p text:style-name="P4">ID 26 : <text:tab/>that was tasty ! now i need to meditate (finished eating)</text:p>
      <text:p text:style-name="P4">ID 21 : <text:tab/>nom nom nom <text:s/>(eating) at seat ID 0 </text:p>
      <text:p text:style-name="P4">ID 18 : <text:tab/>nom nom nom <text:s/>(eating) at seat ID 2 </text:p>
      <text:p text:style-name="P4">ID 21 : <text:tab/>that was tasty ! now i need to meditate (finished eating)</text:p>
      <text:p text:style-name="P4">ID 18 : <text:tab/>that was tasty ! now i need to meditate (finished eating)</text:p>
      <text:p text:style-name="P4">ID 23 : <text:tab/>nom nom nom <text:s/>(eating) at seat ID 1 </text:p>
      <text:p text:style-name="Standard"/>
      <text:p text:style-name="Standard"/>
      <text:p text:style-name="Standard"/>
      <text:p text:style-name="P2">30 Philosophen / 5 Sitze</text:p>
      <text:p text:style-name="Standard"/>
      <text:p text:style-name="P1">ID <text:s/>9 : <text:tab/>nom nom nom <text:s/>(eating) at seat ID 0 </text:p>
      <text:p text:style-name="P3">ID 12 : <text:tab/>nom nom nom <text:s/>(eating) at seat ID 2 </text:p>
      <text:p text:style-name="P3">ID <text:s/>9 : <text:tab/>that was tasty ! now i need to meditate (finished eating)</text:p>
      <text:p text:style-name="P3">ID 12 : <text:tab/>that was tasty ! now i need to meditate (finished eating)</text:p>
      <text:p text:style-name="P3">ID 14 : <text:tab/>nom nom nom <text:s/>(eating) at seat ID 3 </text:p>
      <text:p text:style-name="P3">ID 19 : <text:tab/>nom nom nom <text:s/>(eating) at seat ID 1 </text:p>
      <text:p text:style-name="P3">ID 14 : <text:tab/>that was tasty ! now i need to meditate (finished eating)</text:p>
      <text:p text:style-name="P3">ID 19 : <text:tab/>that was tasty ! now i need to meditate (finished eating)</text:p>
      <text:p text:style-name="P3">ID 27 : <text:tab/>nom nom nom <text:s/>(eating) at seat ID 3 </text:p>
      <text:p text:style-name="P3">ID <text:s/>8 : <text:tab/>nom nom nom <text:s/>(eating) at seat ID 0 </text:p>
      <text:p text:style-name="P3">ID 27 : <text:tab/>that was tasty ! now i need to meditate (finished eating)</text:p>
      <text:p text:style-name="P3">ID <text:s/>8 : <text:tab/>that was tasty ! now i need to meditate (finished eating)</text:p>
      <text:p text:style-name="P3">ID 23 : <text:tab/>nom nom nom <text:s/>(eating) at seat ID 2 </text:p>
      <text:p text:style-name="P3">ID 23 : <text:tab/>that was tasty ! now i need to meditate (finished eating)</text:p>
      <text:p text:style-name="P3">ID <text:s/>0 : <text:tab/>nom nom nom <text:s/>(eating) at seat ID 3 </text:p>
      <text:p text:style-name="P3">ID <text:s/>0 : <text:tab/>that was tasty ! now i need to meditate (finished eating)</text:p>
      <text:p text:style-name="P3">ID 10 : <text:tab/>nom nom nom <text:s/>(eating) at seat ID 2 </text:p>
      <text:p text:style-name="P3">ID 10 : <text:tab/>that was tasty ! now i need to meditate (finished eating)</text:p>
      <text:p text:style-name="P3">ID 24 : <text:tab/>nom nom nom <text:s/>(eating) at seat ID 1 </text:p>
      <text:p text:style-name="P3">ID 21 : <text:tab/>nom nom nom <text:s/>(eating) at seat ID 3 </text:p>
      <text:p text:style-name="P3">ID 21 : <text:tab/>that was tasty ! now i need to meditate (finished eating)</text:p>
      <text:p text:style-name="P3">ID 24 : <text:tab/>that was tasty ! now i need to meditate (finished eating)</text:p>
      <text:p text:style-name="P3">ID 22 : <text:tab/>nom nom nom <text:s/>(eating) at seat ID 3 </text:p>
      <text:p text:style-name="P3">ID 22 : <text:tab/>that was tasty ! now i need to meditate (finished eating)</text:p>
      <text:p text:style-name="P3">ID <text:s/>6 : <text:tab/>nom nom nom <text:s/>(eating) at seat ID 2 </text:p>
      <text:p text:style-name="P3">ID <text:s/>6 : <text:tab/>that was tasty ! now i need to meditate (finished eating)</text:p>
      <text:p text:style-name="P3">ID 29 : <text:tab/>nom nom nom <text:s/>(eating) at seat ID 1 </text:p>
      <text:p text:style-name="P3">ID 29 : <text:tab/>that was tasty ! now i need to meditate (finished eating)</text:p>
      <text:p text:style-name="P3">ID 25 : <text:tab/>nom nom nom <text:s/>(eating) at seat ID 2 </text:p>
      <text:p text:style-name="P3">ID <text:s/>3 : <text:tab/>nom nom nom <text:s/>(eating) at seat ID 0 </text:p>
      <text:p text:style-name="P3">ID 25 : <text:tab/>that was tasty ! now i need to meditate (finished eating)</text:p>
      <text:p text:style-name="P3">ID <text:s/>3 : <text:tab/>that was tasty ! now i need to meditate (finished eating)</text:p>
      <text:p text:style-name="P3">ID 26 : <text:tab/>nom nom nom <text:s/>(eating) at seat ID 2 </text:p>
      <text:p text:style-name="P3">ID 26 : <text:tab/>that was tasty ! now i need to meditate (finished eating)</text:p>
      <text:p text:style-name="P3">ID 17 : <text:tab/>nom nom nom <text:s/>(eating) at seat ID 1 </text:p>
      <text:p text:style-name="P3">ID 29 : <text:tab/>nom nom nom <text:s/>(eating) at seat ID 3 </text:p>
      <text:p text:style-name="P3">ID 17 : <text:tab/>that was tasty ! now i need to meditate (finished eating)</text:p>
      <text:p text:style-name="P3">ID <text:s/>1 : <text:tab/>nom nom nom <text:s/>(eating) at seat ID 0 </text:p>
      <text:p text:style-name="P3">ID 29 : <text:tab/>that was tasty ! now i need to meditate (finished eating)</text:p>
      <text:p text:style-name="P3">ID <text:s/>1 : <text:tab/>that was tasty ! now i need to meditate (finished eating)</text:p>
      <text:p text:style-name="P3">ID 18 : <text:tab/>nom nom nom <text:s/>(eating) at seat ID 1 </text:p>
      <text:p text:style-name="P3">ID 18 : <text:tab/>that was tasty ! now i need to meditate (finished eating)</text:p>
      <text:p text:style-name="P3">ID 20 : <text:tab/>nom nom nom <text:s/>(eating) at seat ID 0 </text:p>
      <text:p text:style-name="P3">ID 20 : <text:tab/>that was tasty ! now i need to meditate (finished eating)</text:p>
      <text:p text:style-name="P3">ID 13 : <text:tab/>nom nom nom <text:s/>(eating) at seat ID 1 </text:p>
      <text:p text:style-name="P3">ID 13 : <text:tab/>that was tasty ! now i need to meditate (finished eating)</text:p>
      <text:p text:style-name="P3">ID <text:s/>4 : <text:tab/>nom nom nom <text:s/>(eating) at seat ID 0 </text:p>
      <text:p text:style-name="P3">ID <text:s/>4 : <text:tab/>that was tasty ! now i need to meditate (finished eating)</text:p>
      <text:p text:style-name="P3">ID 28 : <text:tab/>nom nom nom <text:s/>(eating) at seat ID 1 </text:p>
      <text:p text:style-name="P3">ID 28 : <text:tab/>that was tasty ! now i need to meditate (finished eating)</text:p>
      <text:p text:style-name="P3">ID <text:s/>7 : <text:tab/>nom nom nom <text:s/>(eating) at seat ID 0 </text:p>
      <text:p text:style-name="P3">ID <text:s/>7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16 : <text:tab/>nom nom nom <text:s/>(eating) at seat ID 0 </text:p>
      <text:p text:style-name="P3">ID 16 : <text:tab/>that was tasty ! now i need to meditate (finished eating)</text:p>
      <text:p text:style-name="P3">ID <text:s/>5 : <text:tab/>nom nom nom <text:s/>(eating) at seat ID 0 </text:p>
      <text:p text:style-name="P3">ID <text:s/>5 : <text:tab/>that was tasty ! now i need to meditate (finished eating)</text:p>
      <text:p text:style-name="P3">ID 15 : <text:tab/>nom nom nom <text:s/>(eating) at seat ID 0 </text:p>
      <text:p text:style-name="P3">ID 15 : <text:tab/>that was tasty ! now i need to meditate (finished eating)</text:p>
      <text:p text:style-name="P3">ID 11 : <text:tab/>nom nom nom <text:s/>(eating) at seat ID 0 </text:p>
      <text:p text:style-name="P3"><text:soft-page-break/>ID 11 : <text:tab/>that was tasty ! now i need to meditate (finished eating)</text:p>
      <text:p text:style-name="P3">ID 29 : <text:tab/>had to wait for 391 msec because i am greedy !!!!</text:p>
      <text:p text:style-name="P3">ID 29 : <text:tab/>nom nom nom <text:s/>(eating) at seat ID 0 </text:p>
      <text:p text:style-name="P3">ID 29 : <text:tab/>that was tasty ! now i need to meditate (finished eating)</text:p>
      <text:p text:style-name="P3">ID 12 : <text:tab/>nom nom nom <text:s/>(eating) at seat ID 0 </text:p>
      <text:p text:style-name="P3">ID 19 : <text:tab/>nom nom nom <text:s/>(eating) at seat ID 2 </text:p>
      <text:p text:style-name="P3">ID 12 : <text:tab/>that was tasty ! now i need to meditate (finished eating)</text:p>
      <text:p text:style-name="P3">ID 19 : <text:tab/>that was tasty ! now i need to meditate (finished eating)</text:p>
      <text:p text:style-name="P3">ID <text:s/>9 : <text:tab/>nom nom nom <text:s/>(eating) at seat ID 1 </text:p>
      <text:p text:style-name="P3">ID 14 : <text:tab/>nom nom nom <text:s/>(eating) at seat ID 3 </text:p>
      <text:p text:style-name="P3">ID 14 : <text:tab/>that was tasty ! now i need to meditate (finished eating)</text:p>
      <text:p text:style-name="P3">ID <text:s/>9 : <text:tab/>that was tasty ! now i need to meditate (finished eating)</text:p>
      <text:p text:style-name="P3">ID 23 : <text:tab/>nom nom nom <text:s/>(eating) at seat ID 2 </text:p>
      <text:p text:style-name="P3">ID 27 : <text:tab/>nom nom nom <text:s/>(eating) at seat ID 0 </text:p>
      <text:p text:style-name="P3">ID 27 : <text:tab/>that was tasty ! now i need to meditate (finished eating)</text:p>
      <text:p text:style-name="P3">ID 23 : <text:tab/>that was tasty ! now i need to meditate (finished eating)</text:p>
      <text:p text:style-name="P3">ID <text:s/>0 : <text:tab/>nom nom nom <text:s/>(eating) at seat ID 1 </text:p>
      <text:p text:style-name="P3">ID <text:s/>0 : <text:tab/>that was tasty ! now i need to meditate (finished eating)</text:p>
      <text:p text:style-name="P3">ID <text:s/>8 : <text:tab/>nom nom nom <text:s/>(eating) at seat ID 0 </text:p>
      <text:p text:style-name="P3">ID 10 : <text:tab/>nom nom nom <text:s/>(eating) at seat ID 2 </text:p>
      <text:p text:style-name="P3">ID 10 : <text:tab/>that was tasty ! now i need to meditate (finished eating)</text:p>
      <text:p text:style-name="P3">ID <text:s/>8 : <text:tab/>that was tasty ! now i need to meditate (finished eating)</text:p>
      <text:p text:style-name="P3">ID 24 : <text:tab/>nom nom nom <text:s/>(eating) at seat ID 3 </text:p>
      <text:p text:style-name="P3">ID 21 : <text:tab/>nom nom nom <text:s/>(eating) at seat ID 1 </text:p>
      <text:p text:style-name="P3">ID 21 : <text:tab/>that was tasty ! now i need to meditate (finished eating)</text:p>
      <text:p text:style-name="P3">ID 24 : <text:tab/>that was tasty ! now i need to meditate (finished eating)</text:p>
      <text:p text:style-name="P3">ID 22 : <text:tab/>nom nom nom <text:s/>(eating) at seat ID 2 </text:p>
      <text:p text:style-name="P3">ID 22 : <text:tab/>that was tasty ! now i need to meditate (finished eating)</text:p>
      <text:p text:style-name="P3">ID <text:s/>6 : <text:tab/>nom nom nom <text:s/>(eating) at seat ID 0 </text:p>
      <text:p text:style-name="P3">ID <text:s/>6 : <text:tab/>that was tasty ! now i need to meditate (finished eating)</text:p>
      <text:p text:style-name="P3">ID 25 : <text:tab/>nom nom nom <text:s/>(eating) at seat ID 0 </text:p>
      <text:p text:style-name="P3">ID 25 : <text:tab/>that was tasty ! now i need to meditate (finished eating)</text:p>
      <text:p text:style-name="P3">ID 26 : <text:tab/>nom nom nom <text:s/>(eating) at seat ID 2 </text:p>
      <text:p text:style-name="P3">ID 26 : <text:tab/>that was tasty ! now i need to meditate (finished eating)</text:p>
      <text:p text:style-name="P3">ID <text:s/>3 : <text:tab/>nom nom nom <text:s/>(eating) at seat ID 1 </text:p>
      <text:p text:style-name="P3">ID <text:s/>3 : <text:tab/>that was tasty ! now i need to meditate (finished eating)</text:p>
      <text:p text:style-name="P3">ID <text:s/>1 : <text:tab/>nom nom nom <text:s/>(eating) at seat ID 0 </text:p>
      <text:p text:style-name="P3">ID 17 : <text:tab/>nom nom nom <text:s/>(eating) at seat ID 2 </text:p>
      <text:p text:style-name="P3">ID <text:s/>1 : <text:tab/>that was tasty ! now i need to meditate (finished eating)</text:p>
      <text:p text:style-name="P3">ID 17 : <text:tab/>that was tasty ! now i need to meditate (finished eating)</text:p>
      <text:p text:style-name="P3">ID 18 : <text:tab/>nom nom nom <text:s/>(eating) at seat ID 1 </text:p>
      <text:p text:style-name="P3">ID 18 : <text:tab/>that was tasty ! now i need to meditate (finished eating)</text:p>
      <text:p text:style-name="P3">ID 20 : <text:tab/>nom nom nom <text:s/>(eating) at seat ID 2 </text:p>
      <text:p text:style-name="P3">ID 20 : <text:tab/>that was tasty ! now i need to meditate (finished eating)</text:p>
      <text:p text:style-name="P3">ID 13 : <text:tab/>nom nom nom <text:s/>(eating) at seat ID 0 </text:p>
      <text:p text:style-name="P3">ID 13 : <text:tab/>that was tasty ! now i need to meditate (finished eating)</text:p>
      <text:p text:style-name="P3">ID <text:s/>4 : <text:tab/>nom nom nom <text:s/>(eating) at seat ID 1 </text:p>
      <text:p text:style-name="P3">ID <text:s/>4 : <text:tab/>that was tasty ! now i need to meditate (finished eating)</text:p>
      <text:p text:style-name="P3">ID 28 : <text:tab/>nom nom nom <text:s/>(eating) at seat ID 2 </text:p>
      <text:p text:style-name="P3">ID 28 : <text:tab/>that was tasty ! now i need to meditate (finished eating)</text:p>
      <text:p text:style-name="P3">ID <text:s/>7 : <text:tab/>nom nom nom <text:s/>(eating) at seat ID 0 </text:p>
      <text:p text:style-name="P3">ID <text:s/>7 : <text:tab/>that was tasty ! now i need to meditate (finished eating)</text:p>
      <text:p text:style-name="P3">ID <text:s/>2 : <text:tab/>nom nom nom <text:s/>(eating) at seat ID 1 </text:p>
      <text:p text:style-name="P3">ID <text:s/>2 : <text:tab/>that was tasty ! now i need to meditate (finished eating)</text:p>
      <text:p text:style-name="P3">ID 16 : <text:tab/>nom nom nom <text:s/>(eating) at seat ID 2 </text:p>
      <text:p text:style-name="P3">ID <text:s/>5 : <text:tab/>nom nom nom <text:s/>(eating) at seat ID 0 </text:p>
      <text:p text:style-name="P3">ID 16 : <text:tab/>that was tasty ! now i need to meditate (finished eating)</text:p>
      <text:p text:style-name="P3">ID <text:s/>5 : <text:tab/>that was tasty ! now i need to meditate (finished eating)</text:p>
      <text:p text:style-name="P3">ID 15 : <text:tab/>nom nom nom <text:s/>(eating) at seat ID 1 </text:p>
      <text:p text:style-name="P3">ID 15 : <text:tab/>that was tasty ! now i need to meditate (finished eating)</text:p>
      <text:p text:style-name="P3">ID 11 : <text:tab/>nom nom nom <text:s/>(eating) at seat ID 2 </text:p>
      <text:p text:style-name="P3">ID 11 : <text:tab/>that was tasty ! now i need to meditate (finished eating)</text:p>
      <text:p text:style-name="P3">ID 29 : <text:tab/>had to wait for 1001 msec because i am greedy !!!!</text:p>
      <text:p text:style-name="P3">ID 29 : <text:tab/>nom nom nom <text:s/>(eating) at seat ID 0 </text:p>
      <text:p text:style-name="P3"><text:soft-page-break/>ID 29 : <text:tab/>that was tasty ! now i need to meditate (finished eating)</text:p>
      <text:p text:style-name="P3">ID 12 : <text:tab/>nom nom nom <text:s/>(eating) at seat ID 0 </text:p>
      <text:p text:style-name="P3">ID 12 : <text:tab/>that was tasty ! now i need to meditate (finished eating)</text:p>
      <text:p text:style-name="P3">ID 19 : <text:tab/>nom nom nom <text:s/>(eating) at seat ID 1 </text:p>
      <text:p text:style-name="P3">ID 19 : <text:tab/>that was tasty ! now i need to meditate (finished eating)</text:p>
      <text:p text:style-name="P3">ID <text:s/>9 : <text:tab/>nom nom nom <text:s/>(eating) at seat ID 2 </text:p>
      <text:p text:style-name="P3">ID 14 : <text:tab/>nom nom nom <text:s/>(eating) at seat ID 0 </text:p>
      <text:p text:style-name="P3">ID <text:s/>9 : <text:tab/>that was tasty ! now i need to meditate (finished eating)</text:p>
      <text:p text:style-name="P3">ID 27 : <text:tab/>nom nom nom <text:s/>(eating) at seat ID 3 </text:p>
      <text:p text:style-name="P3">ID 14 : <text:tab/>that was tasty ! now i need to meditate (finished eating)</text:p>
      <text:p text:style-name="P3">ID 23 : <text:tab/>nom nom nom <text:s/>(eating) at seat ID 1 </text:p>
      <text:p text:style-name="P3">ID 27 : <text:tab/>that was tasty ! now i need to meditate (finished eating)</text:p>
      <text:p text:style-name="P3">ID 23 : <text:tab/>that was tasty ! now i need to meditate (finished eating)</text:p>
      <text:p text:style-name="P3">ID <text:s/>0 : <text:tab/>nom nom nom <text:s/>(eating) at seat ID 2 </text:p>
      <text:p text:style-name="P3">ID <text:s/>0 : <text:tab/>that was tasty ! now i need to meditate (finished eating)</text:p>
      <text:p text:style-name="P3">ID <text:s/>8 : <text:tab/>nom nom nom <text:s/>(eating) at seat ID 0 </text:p>
      <text:p text:style-name="P3">ID <text:s/>8 : <text:tab/>that was tasty ! now i need to meditate (finished eating)</text:p>
      <text:p text:style-name="P3">ID 21 : <text:tab/>nom nom nom <text:s/>(eating) at seat ID 2 </text:p>
      <text:p text:style-name="P3">ID 21 : <text:tab/>that was tasty ! now i need to meditate (finished eating)</text:p>
      <text:p text:style-name="P3">ID 22 : <text:tab/>nom nom nom <text:s/>(eating) at seat ID 3 </text:p>
      <text:p text:style-name="P3">ID 24 : <text:tab/>nom nom nom <text:s/>(eating) at seat ID 1 </text:p>
      <text:p text:style-name="P3">ID 22 : <text:tab/>that was tasty ! now i need to meditate (finished eating)</text:p>
      <text:p text:style-name="P3">ID 24 : <text:tab/>that was tasty ! now i need to meditate (finished eating)</text:p>
      <text:p text:style-name="P3">ID <text:s/>6 : <text:tab/>nom nom nom <text:s/>(eating) at seat ID 2 </text:p>
      <text:p text:style-name="P3">ID 10 : <text:tab/>nom nom nom <text:s/>(eating) at seat ID 0 </text:p>
      <text:p text:style-name="P3">ID <text:s/>6 : <text:tab/>that was tasty ! now i need to meditate (finished eating)</text:p>
      <text:p text:style-name="P3">ID 10 : <text:tab/>that was tasty ! now i need to meditate (finished eating)</text:p>
      <text:p text:style-name="P3">ID 25 : <text:tab/>nom nom nom <text:s/>(eating) at seat ID 0 </text:p>
      <text:p text:style-name="P3">ID 25 : <text:tab/>that was tasty ! now i need to meditate (finished eating)</text:p>
      <text:p text:style-name="P3">ID 26 : <text:tab/>nom nom nom <text:s/>(eating) at seat ID 1 </text:p>
      <text:p text:style-name="P3">ID 26 : <text:tab/>that was tasty ! now i need to meditate (finished eating)</text:p>
      <text:p text:style-name="P3">ID <text:s/>3 : <text:tab/>nom nom nom <text:s/>(eating) at seat ID 2 </text:p>
      <text:p text:style-name="P3">ID <text:s/>3 : <text:tab/>that was tasty ! now i need to meditate (finished eating)</text:p>
      <text:p text:style-name="P3">ID 17 : <text:tab/>nom nom nom <text:s/>(eating) at seat ID 0 </text:p>
      <text:p text:style-name="P3">ID 18 : <text:tab/>nom nom nom <text:s/>(eating) at seat ID 2 </text:p>
      <text:p text:style-name="P3">ID 17 : <text:tab/>that was tasty ! now i need to meditate (finished eating)</text:p>
      <text:p text:style-name="P3">ID 18 : <text:tab/>that was tasty ! now i need to meditate (finished eating)</text:p>
      <text:p text:style-name="P3">ID <text:s/>1 : <text:tab/>nom nom nom <text:s/>(eating) at seat ID 1 </text:p>
      <text:p text:style-name="P3">ID <text:s/>1 : <text:tab/>that was tasty ! now i need to meditate (finished eating)</text:p>
      <text:p text:style-name="P3">ID 20 : <text:tab/>nom nom nom <text:s/>(eating) at seat ID 0 </text:p>
      <text:p text:style-name="P3">ID 13 : <text:tab/>nom nom nom <text:s/>(eating) at seat ID 2 </text:p>
      <text:p text:style-name="P3">ID 13 : <text:tab/>that was tasty ! now i need to meditate (finished eating)</text:p>
      <text:p text:style-name="P3">ID 20 : <text:tab/>that was tasty ! now i need to meditate (finished eating)</text:p>
      <text:p text:style-name="P3">ID <text:s/>4 : <text:tab/>nom nom nom <text:s/>(eating) at seat ID 1 </text:p>
      <text:p text:style-name="P3">ID <text:s/>4 : <text:tab/>that was tasty ! now i need to meditate (finished eating)</text:p>
      <text:p text:style-name="P3">ID 28 : <text:tab/>nom nom nom <text:s/>(eating) at seat ID 2 </text:p>
      <text:p text:style-name="P3">ID 28 : <text:tab/>that was tasty ! now i need to meditate (finished eating)</text:p>
      <text:p text:style-name="P3">ID <text:s/>7 : <text:tab/>nom nom nom <text:s/>(eating) at seat ID 0 </text:p>
      <text:p text:style-name="P3">ID <text:s/>7 : <text:tab/>that was tasty ! now i need to meditate (finished eating)</text:p>
      <text:p text:style-name="P3">ID <text:s/>2 : <text:tab/>nom nom nom <text:s/>(eating) at seat ID 0 </text:p>
      <text:p text:style-name="P3">ID <text:s/>2 : <text:tab/>that was tasty ! now i need to meditate (finished eating)</text:p>
      <text:p text:style-name="P3">ID 16 : <text:tab/>nom nom nom <text:s/>(eating) at seat ID 1 </text:p>
      <text:p text:style-name="P3">ID 16 : <text:tab/>that was tasty ! now i need to meditate (finished eating)</text:p>
      <text:p text:style-name="P3">ID <text:s/>5 : <text:tab/>nom nom nom <text:s/>(eating) at seat ID 2 </text:p>
      <text:p text:style-name="P3">ID <text:s/>5 : <text:tab/>that was tasty ! now i need to meditate (finished eating)</text:p>
      <text:p text:style-name="P3">ID 15 : <text:tab/>nom nom nom <text:s/>(eating) at seat ID 0 </text:p>
      <text:p text:style-name="P3">ID 15 : <text:tab/>that was tasty ! now i need to meditate (finished eating)</text:p>
      <text:p text:style-name="P3">ID 11 : <text:tab/>nom nom nom <text:s/>(eating) at seat ID 1 </text:p>
      <text:p text:style-name="P3">ID 11 : <text:tab/>that was tasty ! now i need to meditate (finished eating)</text:p>
      <text:p text:style-name="P3">ID 29 : <text:tab/>had to wait for 1002 msec because i am greedy !!!!</text:p>
      <text:p text:style-name="P3">ID 29 : <text:tab/>nom nom nom <text:s/>(eating) at seat ID 0 </text:p>
      <text:p text:style-name="P3">ID 29 : <text:tab/>that was tasty ! now i need to meditate (finished eating)</text:p>
      <text:p text:style-name="P3">ID 12 : <text:tab/>nom nom nom <text:s/>(eating) at seat ID 0 </text:p>
      <text:p text:style-name="P3">ID 12 : <text:tab/>that was tasty ! now i need to meditate (finished eating)</text:p>
      <text:p text:style-name="P3"><text:soft-page-break/>ID 19 : <text:tab/>nom nom nom <text:s/>(eating) at seat ID 1 </text:p>
      <text:p text:style-name="P3">ID 19 : <text:tab/>that was tasty ! now i need to meditate (finished eating)</text:p>
      <text:p text:style-name="P3">ID <text:s/>9 : <text:tab/>nom nom nom <text:s/>(eating) at seat ID 2 </text:p>
      <text:p text:style-name="P3">ID 14 : <text:tab/>nom nom nom <text:s/>(eating) at seat ID 0 </text:p>
      <text:p text:style-name="P3">ID <text:s/>9 : <text:tab/>that was tasty ! now i need to meditate (finished eating)</text:p>
      <text:p text:style-name="P3">ID 27 : <text:tab/>nom nom nom <text:s/>(eating) at seat ID 3 </text:p>
      <text:p text:style-name="P3">ID 14 : <text:tab/>that was tasty ! now i need to meditate (finished eating)</text:p>
      <text:p text:style-name="P3">ID 23 : <text:tab/>nom nom nom <text:s/>(eating) at seat ID 1 </text:p>
      <text:p text:style-name="P3">ID 23 : <text:tab/>that was tasty ! now i need to meditate (finished eating)</text:p>
      <text:p text:style-name="P3">ID 27 : <text:tab/>that was tasty ! now i need to meditate (finished eating)</text:p>
      <text:p text:style-name="P3">ID <text:s/>0 : <text:tab/>nom nom nom <text:s/>(eating) at seat ID 2 </text:p>
      <text:p text:style-name="P3">ID <text:s/>0 : <text:tab/>that was tasty ! now i need to meditate (finished eating)</text:p>
      <text:p text:style-name="P3">ID <text:s/>8 : <text:tab/>nom nom nom <text:s/>(eating) at seat ID 0 </text:p>
      <text:p text:style-name="P3">ID <text:s/>8 : <text:tab/>that was tasty ! now i need to meditate (finished eating)</text:p>
      <text:p text:style-name="P3">ID 21 : <text:tab/>nom nom nom <text:s/>(eating) at seat ID 1 </text:p>
      <text:p text:style-name="P3">ID 21 : <text:tab/>that was tasty ! now i need to meditate (finished eating)</text:p>
      <text:p text:style-name="P3">ID 24 : <text:tab/>nom nom nom <text:s/>(eating) at seat ID 2 </text:p>
      <text:p text:style-name="P3">ID 24 : <text:tab/>that was tasty ! now i need to meditate (finished eating)</text:p>
      <text:p text:style-name="P3">ID <text:s/>6 : <text:tab/>nom nom nom <text:s/>(eating) at seat ID 0 </text:p>
      <text:p text:style-name="P3">ID 22 : <text:tab/>nom nom nom <text:s/>(eating) at seat ID 2 </text:p>
      <text:p text:style-name="P3">ID 22 : <text:tab/>that was tasty ! now i need to meditate (finished eating)</text:p>
      <text:p text:style-name="P3">ID <text:s/>6 : <text:tab/>that was tasty ! now i need to meditate (finished eating)</text:p>
      <text:p text:style-name="P3">ID 10 : <text:tab/>nom nom nom <text:s/>(eating) at seat ID 0 </text:p>
      <text:p text:style-name="P3">ID 10 : <text:tab/>that was tasty ! now i need to meditate (finished eating)</text:p>
      <text:p text:style-name="P3">ID 25 : <text:tab/>nom nom nom <text:s/>(eating) at seat ID 1 </text:p>
      <text:p text:style-name="P3">ID 25 : <text:tab/>that was tasty ! now i need to meditate (finished eating)</text:p>
      <text:p text:style-name="P3">ID 26 : <text:tab/>nom nom nom <text:s/>(eating) at seat ID 2 </text:p>
      <text:p text:style-name="P3">ID 26 : <text:tab/>that was tasty ! now i need to meditate (finished eating)</text:p>
      <text:p text:style-name="P3">ID <text:s/>3 : <text:tab/>nom nom nom <text:s/>(eating) at seat ID 0 </text:p>
      <text:p text:style-name="P3">ID <text:s/>3 : <text:tab/>that was tasty ! now i need to meditate (finished eating)</text:p>
      <text:p text:style-name="P3">ID 17 : <text:tab/>nom nom nom <text:s/>(eating) at seat ID 1 </text:p>
      <text:p text:style-name="P3">ID 17 : <text:tab/>that was tasty ! now i need to meditate (finished eating)</text:p>
      <text:p text:style-name="P3">ID 18 : <text:tab/>nom nom nom <text:s/>(eating) at seat ID 2 </text:p>
      <text:p text:style-name="P3">ID 18 : <text:tab/>that was tasty ! now i need to meditate (finished eating)</text:p>
      <text:p text:style-name="P3">ID <text:s/>1 : <text:tab/>nom nom nom <text:s/>(eating) at seat ID 0 </text:p>
      <text:p text:style-name="P3">ID <text:s/>1 : <text:tab/>that was tasty ! now i need to meditate (finished eating)</text:p>
      <text:p text:style-name="P3">ID 13 : <text:tab/>nom nom nom <text:s/>(eating) at seat ID 2 </text:p>
      <text:p text:style-name="P3">ID 13 : <text:tab/>that was tasty ! now i need to meditate (finished eating)</text:p>
      <text:p text:style-name="P3">ID 20 : <text:tab/>nom nom nom <text:s/>(eating) at seat ID 1 </text:p>
      <text:p text:style-name="P3">ID 20 : <text:tab/>that was tasty ! now i need to meditate (finished eating)</text:p>
      <text:p text:style-name="P3">ID <text:s/>4 : <text:tab/>nom nom nom <text:s/>(eating) at seat ID 2 </text:p>
      <text:p text:style-name="P3">ID 28 : <text:tab/>nom nom nom <text:s/>(eating) at seat ID 0 </text:p>
      <text:p text:style-name="P3">ID <text:s/>4 : <text:tab/>that was tasty ! now i need to meditate (finished eating)</text:p>
      <text:p text:style-name="P3">ID 28 : <text:tab/>that was tasty ! now i need to meditate (finished eating)</text:p>
      <text:p text:style-name="P3">ID <text:s/>7 : <text:tab/>nom nom nom <text:s/>(eating) at seat ID 1 </text:p>
      <text:p text:style-name="P3">ID <text:s/>7 : <text:tab/>that was tasty ! now i need to meditate (finished eating)</text:p>
      <text:p text:style-name="P3">ID <text:s/>2 : <text:tab/>nom nom nom <text:s/>(eating) at seat ID 2 </text:p>
      <text:p text:style-name="P3">ID <text:s/>2 : <text:tab/>that was tasty ! now i need to meditate (finished eating)</text:p>
      <text:p text:style-name="P3">ID 16 : <text:tab/>nom nom nom <text:s/>(eating) at seat ID 0 </text:p>
      <text:p text:style-name="P3">ID 16 : <text:tab/>that was tasty ! now i need to meditate (finished eating)</text:p>
      <text:p text:style-name="P3">ID <text:s/>5 : <text:tab/>nom nom nom <text:s/>(eating) at seat ID 1 </text:p>
      <text:p text:style-name="P3">ID <text:s/>5 : <text:tab/>that was tasty ! now i need to meditate (finished eating)</text:p>
      <text:p text:style-name="P3">ID 15 : <text:tab/>nom nom nom <text:s/>(eating) at seat ID 2 </text:p>
      <text:p text:style-name="P3">ID 15 : <text:tab/>that was tasty ! now i need to meditate (finished eating)</text:p>
      <text:p text:style-name="P3">ID 11 : <text:tab/>nom nom nom <text:s/>(eating) at seat ID 0 </text:p>
      <text:p text:style-name="P3">ID 11 : <text:tab/>that was tasty ! now i need to meditate (finished eating)</text:p>
      <text:p text:style-name="P3">ID 29 : <text:tab/>had to wait for 1001 msec because i am greedy !!!!</text:p>
      <text:p text:style-name="P3">ID 29 : <text:tab/>nom nom nom <text:s/>(eating) at seat ID 0 </text:p>
      <text:p text:style-name="P3">ID 29 : <text:tab/>that was tasty ! now i need to meditate (finished eating)</text:p>
      <text:p text:style-name="P3">ID 12 : <text:tab/>nom nom nom <text:s/>(eating) at seat ID 0 </text:p>
      <text:p text:style-name="P3">ID 12 : <text:tab/>that was tasty ! now i need to meditate (finished eating)</text:p>
      <text:p text:style-name="P3">ID 19 : <text:tab/>nom nom nom <text:s/>(eating) at seat ID 1 </text:p>
      <text:p text:style-name="P3">ID 19 : <text:tab/>that was tasty ! now i need to meditate (finished eating)</text:p>
      <text:p text:style-name="P3">ID <text:s/>9 : <text:tab/>nom nom nom <text:s/>(eating) at seat ID 0 </text:p>
      <text:p text:style-name="P3"><text:soft-page-break/>ID 14 : <text:tab/>nom nom nom <text:s/>(eating) at seat ID 2 </text:p>
      <text:p text:style-name="P3">ID 14 : <text:tab/>that was tasty ! now i need to meditate (finished eating)</text:p>
      <text:p text:style-name="P3">ID <text:s/>9 : <text:tab/>that was tasty ! now i need to meditate (finished eating)</text:p>
      <text:p text:style-name="P3">ID 23 : <text:tab/>nom nom nom <text:s/>(eating) at seat ID 3 </text:p>
      <text:p text:style-name="P3">ID 27 : <text:tab/>nom nom nom <text:s/>(eating) at seat ID 1 </text:p>
      <text:p text:style-name="P3">ID 27 : <text:tab/>that was tasty ! now i need to meditate (finished eating)</text:p>
      <text:p text:style-name="P3">ID <text:s/>0 : <text:tab/>nom nom nom <text:s/>(eating) at seat ID 1 </text:p>
      <text:p text:style-name="P3">ID 23 : <text:tab/>that was tasty ! now i need to meditate (finished eating)</text:p>
      <text:p text:style-name="P3">ID <text:s/>0 : <text:tab/>that was tasty ! now i need to meditate (finished eating)</text:p>
      <text:p text:style-name="P3">ID <text:s/>8 : <text:tab/>nom nom nom <text:s/>(eating) at seat ID 2 </text:p>
      <text:p text:style-name="P3">ID <text:s/>8 : <text:tab/>that was tasty ! now i need to meditate (finished eating)</text:p>
      <text:p text:style-name="P3">ID 21 : <text:tab/>nom nom nom <text:s/>(eating) at seat ID 0 </text:p>
      <text:p text:style-name="P3">ID 21 : <text:tab/>that was tasty ! now i need to meditate (finished eating)</text:p>
      <text:p text:style-name="P3">ID 24 : <text:tab/>nom nom nom <text:s/>(eating) at seat ID 1 </text:p>
      <text:p text:style-name="P3">ID 24 : <text:tab/>that was tasty ! now i need to meditate (finished eating)</text:p>
      <text:p text:style-name="P3">ID <text:s/>6 : <text:tab/>nom nom nom <text:s/>(eating) at seat ID 2 </text:p>
      <text:p text:style-name="P3">ID <text:s/>6 : <text:tab/>that was tasty ! now i need to meditate (finished eating)</text:p>
      <text:p text:style-name="P3">ID 10 : <text:tab/>nom nom nom <text:s/>(eating) at seat ID 0 </text:p>
      <text:p text:style-name="P3">ID 22 : <text:tab/>nom nom nom <text:s/>(eating) at seat ID 2 </text:p>
      <text:p text:style-name="P3">ID 10 : <text:tab/>that was tasty ! now i need to meditate (finished eating)</text:p>
      <text:p text:style-name="P3">ID 22 : <text:tab/>that was tasty ! now i need to meditate (finished eating)</text:p>
      <text:p text:style-name="P3">ID 25 : <text:tab/>nom nom nom <text:s/>(eating) at seat ID 1 </text:p>
      <text:p text:style-name="P3">ID 25 : <text:tab/>that was tasty ! now i need to meditate (finished eating)</text:p>
      <text:p text:style-name="P3">ID 26 : <text:tab/>nom nom nom <text:s/>(eating) at seat ID 2 </text:p>
      <text:p text:style-name="P3">ID 26 : <text:tab/>that was tasty ! now i need to meditate (finished eating)</text:p>
      <text:p text:style-name="P3">ID <text:s/>3 : <text:tab/>nom nom nom <text:s/>(eating) at seat ID 0 </text:p>
      <text:p text:style-name="P3">ID <text:s/>3 : <text:tab/>that was tasty ! now i need to meditate (finished eating)</text:p>
      <text:p text:style-name="P3">ID 17 : <text:tab/>nom nom nom <text:s/>(eating) at seat ID 1 </text:p>
      <text:p text:style-name="P3">ID 17 : <text:tab/>that was tasty ! now i need to meditate (finished eating)</text:p>
      <text:p text:style-name="P3">ID 18 : <text:tab/>nom nom nom <text:s/>(eating) at seat ID 2 </text:p>
      <text:p text:style-name="P3">ID 18 : <text:tab/>that was tasty ! now i need to meditate (finished eating)</text:p>
      <text:p text:style-name="P3">ID <text:s/>1 : <text:tab/>nom nom nom <text:s/>(eating) at seat ID 0 </text:p>
      <text:p text:style-name="P3">ID <text:s/>1 : <text:tab/>that was tasty ! now i need to meditate (finished eating)</text:p>
      <text:p text:style-name="P3">ID 13 : <text:tab/>nom nom nom <text:s/>(eating) at seat ID 0 </text:p>
      <text:p text:style-name="P3">ID 13 : <text:tab/>that was tasty ! now i need to meditate (finished eating)</text:p>
      <text:p text:style-name="P3">ID 20 : <text:tab/>nom nom nom <text:s/>(eating) at seat ID 1 </text:p>
      <text:p text:style-name="P3">ID 20 : <text:tab/>that was tasty ! now i need to meditate (finished eating)</text:p>
      <text:p text:style-name="P3">ID <text:s/>4 : <text:tab/>nom nom nom <text:s/>(eating) at seat ID 2 </text:p>
      <text:p text:style-name="P3">ID 28 : <text:tab/>nom nom nom <text:s/>(eating) at seat ID 0 </text:p>
      <text:p text:style-name="P3">ID 28 : <text:tab/>that was tasty ! now i need to meditate (finished eating)</text:p>
      <text:p text:style-name="P3">ID <text:s/>4 : <text:tab/>that was tasty ! now i need to meditate (finished eating)</text:p>
      <text:p text:style-name="P3">ID <text:s/>7 : <text:tab/>nom nom nom <text:s/>(eating) at seat ID 1 </text:p>
      <text:p text:style-name="P3">ID <text:s/>7 : <text:tab/>that was tasty ! now i need to meditate (finished eating)</text:p>
      <text:p text:style-name="P3">ID <text:s/>2 : <text:tab/>nom nom nom <text:s/>(eating) at seat ID 2 </text:p>
      <text:p text:style-name="P3">ID <text:s/>2 : <text:tab/>that was tasty ! now i need to meditate (finished eating)</text:p>
      <text:p text:style-name="P3">ID 16 : <text:tab/>nom nom nom <text:s/>(eating) at seat ID 0 </text:p>
      <text:p text:style-name="P3">ID 16 : <text:tab/>that was tasty ! now i need to meditate (finished eating)</text:p>
      <text:p text:style-name="P3">ID <text:s/>5 : <text:tab/>nom nom nom <text:s/>(eating) at seat ID 1 </text:p>
      <text:p text:style-name="P3">ID <text:s/>5 : <text:tab/>that was tasty ! now i need to meditate (finished eating)</text:p>
      <text:p text:style-name="P3">ID 15 : <text:tab/>nom nom nom <text:s/>(eating) at seat ID 0 </text:p>
      <text:p text:style-name="P3">ID 15 : <text:tab/>that was tasty ! now i need to meditate (finished eating)</text:p>
      <text:p text:style-name="P3">ID 11 : <text:tab/>nom nom nom <text:s/>(eating) at seat ID 1 </text:p>
      <text:p text:style-name="P3">ID 11 : <text:tab/>that was tasty ! now i need to meditate (finished eating)</text:p>
      <text:p text:style-name="P3">ID 29 : <text:tab/>had to wait for 1001 msec because i am greedy !!!!</text:p>
      <text:p text:style-name="P3">ID 29 : <text:tab/>nom nom nom <text:s/>(eating) at seat ID 0 </text:p>
      <text:p text:style-name="P3">ID 29 : <text:tab/>that was tasty ! now i need to meditate (finished eating)</text:p>
      <text:p text:style-name="P3">ID 12 : <text:tab/>nom nom nom <text:s/>(eating) at seat ID 0 </text:p>
      <text:p text:style-name="P3">ID 12 : <text:tab/>that was tasty ! now i need to meditate (finished eating)</text:p>
      <text:p text:style-name="P3">ID 19 : <text:tab/>nom nom nom <text:s/>(eating) at seat ID 1 </text:p>
      <text:p text:style-name="P3">ID 19 : <text:tab/>that was tasty ! now i need to meditate (finished eating)</text:p>
      <text:p text:style-name="P3">ID <text:s/>9 : <text:tab/>nom nom nom <text:s/>(eating) at seat ID 0 </text:p>
      <text:p text:style-name="P3">ID 14 : <text:tab/>nom nom nom <text:s/>(eating) at seat ID 2 </text:p>
      <text:p text:style-name="P3">ID 14 : <text:tab/>that was tasty ! now i need to meditate (finished eating)</text:p>
      <text:p text:style-name="P3">ID <text:s/>9 : <text:tab/>that was tasty ! now i need to meditate (finished eating)</text:p>
      <text:p text:style-name="P3"><text:soft-page-break/>ID 23 : <text:tab/>nom nom nom <text:s/>(eating) at seat ID 3 </text:p>
      <text:p text:style-name="P3">ID 27 : <text:tab/>nom nom nom <text:s/>(eating) at seat ID 1 </text:p>
      <text:p text:style-name="P3">ID 27 : <text:tab/>that was tasty ! now i need to meditate (finished eating)</text:p>
      <text:p text:style-name="P3">ID 23 : <text:tab/>that was tasty ! now i need to meditate (finished eating)</text:p>
      <text:p text:style-name="P3">ID <text:s/>0 : <text:tab/>nom nom nom <text:s/>(eating) at seat ID 2 </text:p>
      <text:p text:style-name="P3">ID <text:s/>0 : <text:tab/>that was tasty ! now i need to meditate (finished eating)</text:p>
      <text:p text:style-name="P3">ID <text:s/>8 : <text:tab/>nom nom nom <text:s/>(eating) at seat ID 0 </text:p>
      <text:p text:style-name="P3">ID <text:s/>8 : <text:tab/>that was tasty ! now i need to meditate (finished eating)</text:p>
      <text:p text:style-name="P3">ID 21 : <text:tab/>nom nom nom <text:s/>(eating) at seat ID 1 </text:p>
      <text:p text:style-name="P3">ID 21 : <text:tab/>that was tasty ! now i need to meditate (finished eating)</text:p>
      <text:p text:style-name="P3">ID 24 : <text:tab/>nom nom nom <text:s/>(eating) at seat ID 2 </text:p>
      <text:p text:style-name="P3">ID <text:s/>6 : <text:tab/>nom nom nom <text:s/>(eating) at seat ID 0 </text:p>
      <text:p text:style-name="P3">ID 24 : <text:tab/>that was tasty ! now i need to meditate (finished eating)</text:p>
      <text:p text:style-name="P3">ID 10 : <text:tab/>nom nom nom <text:s/>(eating) at seat ID 2 </text:p>
      <text:p text:style-name="P3">ID <text:s/>6 : <text:tab/>that was tasty ! now i need to meditate (finished eating)</text:p>
      <text:p text:style-name="P3">ID 10 : <text:tab/>that was tasty ! now i need to meditate (finished eating)</text:p>
      <text:p text:style-name="P3">ID 22 : <text:tab/>nom nom nom <text:s/>(eating) at seat ID 1 </text:p>
      <text:p text:style-name="P3">ID 22 : <text:tab/>that was tasty ! now i need to meditate (finished eating)</text:p>
      <text:p text:style-name="P3">ID 26 : <text:tab/>nom nom nom <text:s/>(eating) at seat ID 2 </text:p>
      <text:p text:style-name="P3">ID 25 : <text:tab/>nom nom nom <text:s/>(eating) at seat ID 0 </text:p>
      <text:p text:style-name="P3">ID 26 : <text:tab/>that was tasty ! now i need to meditate (finished eating)</text:p>
      <text:p text:style-name="P3">ID 25 : <text:tab/>that was tasty ! now i need to meditate (finished eating)</text:p>
      <text:p text:style-name="P3">ID <text:s/>3 : <text:tab/>nom nom nom <text:s/>(eating) at seat ID 1 </text:p>
      <text:p text:style-name="P3">ID <text:s/>3 : <text:tab/>that was tasty ! now i need to meditate (finished eating)</text:p>
      <text:p text:style-name="P3">ID 17 : <text:tab/>nom nom nom <text:s/>(eating) at seat ID 2 </text:p>
      <text:p text:style-name="P3">ID 18 : <text:tab/>nom nom nom <text:s/>(eating) at seat ID 0 </text:p>
      <text:p text:style-name="P3">ID 17 : <text:tab/>that was tasty ! now i need to meditate (finished eating)</text:p>
      <text:p text:style-name="P3">ID 18 : <text:tab/>that was tasty ! now i need to meditate (finished eating)</text:p>
      <text:p text:style-name="P3">ID <text:s/>1 : <text:tab/>nom nom nom <text:s/>(eating) at seat ID 1 </text:p>
      <text:p text:style-name="P3">ID <text:s/>1 : <text:tab/>that was tasty ! now i need to meditate (finished eating)</text:p>
      <text:p text:style-name="P3">ID 13 : <text:tab/>nom nom nom <text:s/>(eating) at seat ID 2 </text:p>
      <text:p text:style-name="P3">ID 13 : <text:tab/>that was tasty ! now i need to meditate (finished eating)</text:p>
      <text:p text:style-name="P3">ID 20 : <text:tab/>nom nom nom <text:s/>(eating) at seat ID 0 </text:p>
      <text:p text:style-name="P3">ID 20 : <text:tab/>that was tasty ! now i need to meditate (finished eating)</text:p>
      <text:p text:style-name="P3">ID 28 : <text:tab/>nom nom nom <text:s/>(eating) at seat ID 1 </text:p>
      <text:p text:style-name="P3">ID 28 : <text:tab/>that was tasty ! now i need to meditate (finished eating)</text:p>
      <text:p text:style-name="P3">ID <text:s/>7 : <text:tab/>nom nom nom <text:s/>(eating) at seat ID 2 </text:p>
      <text:p text:style-name="P3">ID <text:s/>7 : <text:tab/>that was tasty ! now i need to meditate (finished eating)</text:p>
      <text:p text:style-name="P3">ID <text:s/>4 : <text:tab/>nom nom nom <text:s/>(eating) at seat ID 1 </text:p>
      <text:p text:style-name="P3">ID <text:s/>4 : <text:tab/>that was tasty ! now i need to meditate (finished eating)</text:p>
      <text:p text:style-name="P3">ID <text:s/>2 : <text:tab/>nom nom nom <text:s/>(eating) at seat ID 0 </text:p>
      <text:p text:style-name="P3">ID 16 : <text:tab/>nom nom nom <text:s/>(eating) at seat ID 2 </text:p>
      <text:p text:style-name="P3">ID <text:s/>2 : <text:tab/>that was tasty ! now i need to meditate (finished eating)</text:p>
      <text:p text:style-name="P3">ID 16 : <text:tab/>that was tasty ! now i need to meditate (finished eating)</text:p>
      <text:p text:style-name="P3">ID <text:s/>5 : <text:tab/>nom nom nom <text:s/>(eating) at seat ID 1 </text:p>
      <text:p text:style-name="P3">ID <text:s/>5 : <text:tab/>that was tasty ! now i need to meditate (finished eating)</text:p>
      <text:p text:style-name="P3">ID 15 : <text:tab/>nom nom nom <text:s/>(eating) at seat ID 2 </text:p>
      <text:p text:style-name="P3">ID 15 : <text:tab/>that was tasty ! now i need to meditate (finished eating)</text:p>
      <text:p text:style-name="P3">ID 11 : <text:tab/>nom nom nom <text:s/>(eating) at seat ID 0 </text:p>
      <text:p text:style-name="P3">ID 11 : <text:tab/>that was tasty ! now i need to meditate (finished eating)</text:p>
      <text:p text:style-name="P3">ID 29 : <text:tab/>had to wait for 1002 msec because i am greedy !!!!</text:p>
      <text:p text:style-name="P3">ID 29 : <text:tab/>nom nom nom <text:s/>(eating) at seat ID 0 </text:p>
      <text:p text:style-name="P3">ID 29 : <text:tab/>that was tasty ! now i need to meditate (finished eating)</text:p>
      <text:p text:style-name="P3">ID 12 : <text:tab/>nom nom nom <text:s/>(eating) at seat ID 0 </text:p>
      <text:p text:style-name="P3">ID 12 : <text:tab/>that was tasty ! now i need to meditate (finished eating)</text:p>
      <text:p text:style-name="P5"><text:span text:style-name="T1">ID 19 : <text:tab/>nom nom nom <text:s/>(eating) at seat ID 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4:45:44.83</meta:creation-date>
    <dc:date>2012-12-14T15:26:12.11</dc:date>
    <meta:editing-duration>PT17M22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4" meta:paragraph-count="778" meta:word-count="9719" meta:character-count="42911"/>
  </office:meta>
</office:document-meta>
</file>